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17630" table:style-name="ce9">
            <text:p>13.817.630</text:p>
          </table:table-cell>
          <table:table-cell office:value-type="float" office:value="13544033" table:style-name="ce9">
            <text:p>13.544.033</text:p>
          </table:table-cell>
          <table:table-cell office:value-type="percentage" office:value="0.98019942638498792" table:style-name="ce10">
            <text:p>98,0%</text:p>
          </table:table-cell>
          <table:table-cell office:value-type="float" office:value="6876550" table:style-name="ce8">
            <text:p>6.876.550</text:p>
          </table:table-cell>
          <table:table-cell office:value-type="float" office:value="6775209" table:style-name="ce8">
            <text:p>6.775.209</text:p>
          </table:table-cell>
          <table:table-cell office:value-type="float" office:value="649535" table:style-name="ce8">
            <text:p>649.535</text:p>
          </table:table-cell>
          <table:table-cell office:value-type="date" office:date-value="2021-11-21T00:00:00" table:style-name="ce11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441" table:style-name="ce7">
            <text:p>1.575.441</text:p>
          </table:table-cell>
          <table:table-cell office:value-type="float" office:value="293520" table:style-name="ce7">
            <text:p>293.520</text:p>
          </table:table-cell>
          <table:table-cell office:value-type="float" office:value="263960" table:style-name="ce7">
            <text:p>263.960</text:p>
          </table:table-cell>
          <table:table-cell office:value-type="float" office:value="63815" table:style-name="ce13">
            <text:p>63.815</text:p>
          </table:table-cell>
          <table:table-cell office:value-type="float" office:value="2196736" table:style-name="ce14">
            <text:p>2.196.736</text:p>
          </table:table-cell>
          <table:table-cell office:value-type="float" office:value="2119771" table:style-name="ce14">
            <text:p>2.119.771</text:p>
          </table:table-cell>
          <table:table-cell office:value-type="percentage" office:value="0.96496392830089728" table:style-name="ce15">
            <text:p>96,5%</text:p>
          </table:table-cell>
          <table:table-cell office:value-type="float" office:value="1070187" table:style-name="ce13">
            <text:p>1.070.187</text:p>
          </table:table-cell>
          <table:table-cell office:value-type="float" office:value="1052383" table:style-name="ce13">
            <text:p>1.052.383</text:p>
          </table:table-cell>
          <table:table-cell office:value-type="float" office:value="125087" table:style-name="ce13">
            <text:p>125.087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74485" table:style-name="ce7">
            <text:p>1.374.485</text:p>
          </table:table-cell>
          <table:table-cell office:value-type="float" office:value="161040" table:style-name="ce7">
            <text:p>16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99425" table:style-name="ce14">
            <text:p>1.799.425</text:p>
          </table:table-cell>
          <table:table-cell office:value-type="float" office:value="1791724" table:style-name="ce14">
            <text:p>1.791.724</text:p>
          </table:table-cell>
          <table:table-cell office:value-type="percentage" office:value="0.99572029954013086" table:style-name="ce15">
            <text:p>99,6%</text:p>
          </table:table-cell>
          <table:table-cell office:value-type="float" office:value="874446" table:style-name="ce13">
            <text:p>874.446</text:p>
          </table:table-cell>
          <table:table-cell office:value-type="float" office:value="866781" table:style-name="ce13">
            <text:p>866.781</text:p>
          </table:table-cell>
          <table:table-cell office:value-type="float" office:value="125229" table:style-name="ce13">
            <text:p>125.229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45600" table:style-name="ce7">
            <text:p>245.600</text:p>
          </table:table-cell>
          <table:table-cell office:value-type="float" office:value="57600" table:style-name="ce13">
            <text:p>57.600</text:p>
          </table:table-cell>
          <table:table-cell office:value-type="float" office:value="1927250" table:style-name="ce14">
            <text:p>1.927.250</text:p>
          </table:table-cell>
          <table:table-cell office:value-type="float" office:value="1699016" table:style-name="ce14">
            <text:p>1.699.016</text:p>
          </table:table-cell>
          <table:table-cell office:value-type="percentage" office:value="0.88157530159553765" table:style-name="ce15">
            <text:p>88,2%</text:p>
          </table:table-cell>
          <table:table-cell office:value-type="float" office:value="864323" table:style-name="ce13">
            <text:p>864.323</text:p>
          </table:table-cell>
          <table:table-cell office:value-type="float" office:value="848311" table:style-name="ce13">
            <text:p>848.311</text:p>
          </table:table-cell>
          <table:table-cell office:value-type="float" office:value="82748" table:style-name="ce13">
            <text:p>82.748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43777" table:style-name="ce14">
            <text:p>3.243.777</text:p>
          </table:table-cell>
          <table:table-cell office:value-type="percentage" office:value="0.90930872088133885" table:style-name="ce15">
            <text:p>90,9%</text:p>
          </table:table-cell>
          <table:table-cell office:value-type="float" office:value="1687585" table:style-name="ce13">
            <text:p>1.687.585</text:p>
          </table:table-cell>
          <table:table-cell office:value-type="float" office:value="1647902" table:style-name="ce13">
            <text:p>1.647.902</text:p>
          </table:table-cell>
          <table:table-cell office:value-type="float" office:value="82460" table:style-name="ce13">
            <text:p>82.460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71303" table:style-name="ce14">
            <text:p>971.303</text:p>
          </table:table-cell>
          <table:table-cell office:value-type="percentage" office:value="0.94250476684893092" table:style-name="ce15">
            <text:p>94,3%</text:p>
          </table:table-cell>
          <table:table-cell office:value-type="float" office:value="484285" table:style-name="ce13">
            <text:p>484.285</text:p>
          </table:table-cell>
          <table:table-cell office:value-type="float" office:value="479079" table:style-name="ce13">
            <text:p>479.079</text:p>
          </table:table-cell>
          <table:table-cell office:value-type="float" office:value="51885" table:style-name="ce13">
            <text:p>51.885</text:p>
          </table:table-cell>
          <table:table-cell office:value-type="date" office:date-value="2021-11-20T00:00:00" table:style-name="ce16">
            <text:p>2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415" table:style-name="ce7">
            <text:p>411.415</text:p>
          </table:table-cell>
          <table:table-cell office:value-type="float" office:value="467030" table:style-name="ce7">
            <text:p>467.030</text:p>
          </table:table-cell>
          <table:table-cell office:value-type="float" office:value="100375" table:style-name="ce13">
            <text:p>100.375</text:p>
          </table:table-cell>
          <table:table-cell office:value-type="float" office:value="4253365" table:style-name="ce14">
            <text:p>4.253.365</text:p>
          </table:table-cell>
          <table:table-cell office:value-type="float" office:value="4025449" table:style-name="ce14">
            <text:p>4.025.449</text:p>
          </table:table-cell>
          <table:table-cell office:value-type="percentage" office:value="0.94641513248921738" table:style-name="ce15">
            <text:p>94,6%</text:p>
          </table:table-cell>
          <table:table-cell office:value-type="float" office:value="2010219" table:style-name="ce13">
            <text:p>2.010.219</text:p>
          </table:table-cell>
          <table:table-cell office:value-type="float" office:value="1974557" table:style-name="ce13">
            <text:p>1.974.557</text:p>
          </table:table-cell>
          <table:table-cell office:value-type="float" office:value="275252" table:style-name="ce13">
            <text:p>275.252</text:p>
          </table:table-cell>
          <table:table-cell office:value-type="date" office:date-value="2021-11-20T00:00:00" table:style-name="ce16">
            <text:p>2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202712" table:style-name="ce14">
            <text:p>3.202.712</text:p>
          </table:table-cell>
          <table:table-cell office:value-type="percentage" office:value="0.97177620739563009" table:style-name="ce15">
            <text:p>97,2%</text:p>
          </table:table-cell>
          <table:table-cell office:value-type="float" office:value="1626699" table:style-name="ce13">
            <text:p>1.626.699</text:p>
          </table:table-cell>
          <table:table-cell office:value-type="float" office:value="1569588" table:style-name="ce13">
            <text:p>1.569.588</text:p>
          </table:table-cell>
          <table:table-cell office:value-type="float" office:value="180200" table:style-name="ce13">
            <text:p>180.200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624032" table:style-name="ce14">
            <text:p>11.624.032</text:p>
          </table:table-cell>
          <table:table-cell office:value-type="percentage" office:value="0.9715816493271916" table:style-name="ce15">
            <text:p>97,2%</text:p>
          </table:table-cell>
          <table:table-cell office:value-type="float" office:value="6016743" table:style-name="ce13">
            <text:p>6.016.743</text:p>
          </table:table-cell>
          <table:table-cell office:value-type="float" office:value="5897401" table:style-name="ce13">
            <text:p>5.897.401</text:p>
          </table:table-cell>
          <table:table-cell office:value-type="float" office:value="441447" table:style-name="ce13">
            <text:p>441.447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25" table:style-name="ce13">
            <text:p>213.425</text:p>
          </table:table-cell>
          <table:table-cell office:value-type="float" office:value="8488655" table:style-name="ce14">
            <text:p>8.488.655</text:p>
          </table:table-cell>
          <table:table-cell office:value-type="float" office:value="8057539" table:style-name="ce14">
            <text:p>8.057.539</text:p>
          </table:table-cell>
          <table:table-cell office:value-type="percentage" office:value="0.94921268445943441" table:style-name="ce15">
            <text:p>94,9%</text:p>
          </table:table-cell>
          <table:table-cell office:value-type="float" office:value="4089918" table:style-name="ce13">
            <text:p>4.089.918</text:p>
          </table:table-cell>
          <table:table-cell office:value-type="float" office:value="4026601" table:style-name="ce13">
            <text:p>4.026.601</text:p>
          </table:table-cell>
          <table:table-cell office:value-type="float" office:value="401695" table:style-name="ce13">
            <text:p>401.695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28077" table:style-name="ce14">
            <text:p>1.828.077</text:p>
          </table:table-cell>
          <table:table-cell office:value-type="percentage" office:value="0.99693080402791068" table:style-name="ce15">
            <text:p>99,7%</text:p>
          </table:table-cell>
          <table:table-cell office:value-type="float" office:value="900568" table:style-name="ce13">
            <text:p>900.568</text:p>
          </table:table-cell>
          <table:table-cell office:value-type="float" office:value="886953" table:style-name="ce13">
            <text:p>886.953</text:p>
          </table:table-cell>
          <table:table-cell office:value-type="float" office:value="132231" table:style-name="ce13">
            <text:p>132.231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663979" table:style-name="ce7">
            <text:p>3.663.97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887479" table:style-name="ce14">
            <text:p>4.887.479</text:p>
          </table:table-cell>
          <table:table-cell office:value-type="float" office:value="4668464" table:style-name="ce14">
            <text:p>4.668.464</text:p>
          </table:table-cell>
          <table:table-cell office:value-type="percentage" office:value="0.95518855426284188" table:style-name="ce15">
            <text:p>95,5%</text:p>
          </table:table-cell>
          <table:table-cell office:value-type="float" office:value="2315083" table:style-name="ce13">
            <text:p>2.315.083</text:p>
          </table:table-cell>
          <table:table-cell office:value-type="float" office:value="2294691" table:style-name="ce13">
            <text:p>2.294.691</text:p>
          </table:table-cell>
          <table:table-cell office:value-type="float" office:value="270371" table:style-name="ce13">
            <text:p>270.371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08822" table:style-name="ce14">
            <text:p>508.822</text:p>
          </table:table-cell>
          <table:table-cell office:value-type="percentage" office:value="0.91300454867621861" table:style-name="ce15">
            <text:p>91,3%</text:p>
          </table:table-cell>
          <table:table-cell office:value-type="float" office:value="261269" table:style-name="ce13">
            <text:p>261.269</text:p>
          </table:table-cell>
          <table:table-cell office:value-type="float" office:value="256529" table:style-name="ce13">
            <text:p>256.529</text:p>
          </table:table-cell>
          <table:table-cell office:value-type="float" office:value="26805" table:style-name="ce13">
            <text:p>26.805</text:p>
          </table:table-cell>
          <table:table-cell office:value-type="date" office:date-value="2021-11-19T00:00:00" table:style-name="ce16">
            <text:p>1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353185" table:style-name="ce14">
            <text:p>10.353.185</text:p>
          </table:table-cell>
          <table:table-cell office:value-type="percentage" office:value="0.95580198736421518" table:style-name="ce15">
            <text:p>95,6%</text:p>
          </table:table-cell>
          <table:table-cell office:value-type="float" office:value="5387867" table:style-name="ce13">
            <text:p>5.387.867</text:p>
          </table:table-cell>
          <table:table-cell office:value-type="float" office:value="5277808" table:style-name="ce13">
            <text:p>5.277.808</text:p>
          </table:table-cell>
          <table:table-cell office:value-type="float" office:value="414641" table:style-name="ce13">
            <text:p>414.641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40896" table:style-name="ce14">
            <text:p>2.340.896</text:p>
          </table:table-cell>
          <table:table-cell office:value-type="percentage" office:value="0.97246606499319743" table:style-name="ce15">
            <text:p>97,2%</text:p>
          </table:table-cell>
          <table:table-cell office:value-type="float" office:value="1198905" table:style-name="ce13">
            <text:p>1.198.905</text:p>
          </table:table-cell>
          <table:table-cell office:value-type="float" office:value="1168894" table:style-name="ce13">
            <text:p>1.168.894</text:p>
          </table:table-cell>
          <table:table-cell office:value-type="float" office:value="100834" table:style-name="ce13">
            <text:p>100.834</text:p>
          </table:table-cell>
          <table:table-cell office:value-type="date" office:date-value="2021-11-20T00:00:00" table:style-name="ce16">
            <text:p>2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51579" table:style-name="ce14">
            <text:p>1.051.579</text:p>
          </table:table-cell>
          <table:table-cell office:value-type="percentage" office:value="0.97889141777324751" table:style-name="ce15">
            <text:p>97,9%</text:p>
          </table:table-cell>
          <table:table-cell office:value-type="float" office:value="529907" table:style-name="ce13">
            <text:p>529.907</text:p>
          </table:table-cell>
          <table:table-cell office:value-type="float" office:value="523627" table:style-name="ce13">
            <text:p>523.627</text:p>
          </table:table-cell>
          <table:table-cell office:value-type="float" office:value="67590" table:style-name="ce13">
            <text:p>67.590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547155" table:style-name="ce14">
            <text:p>3.547.155</text:p>
          </table:table-cell>
          <table:table-cell office:value-type="percentage" office:value="0.95375934694404341" table:style-name="ce15">
            <text:p>95,4%</text:p>
          </table:table-cell>
          <table:table-cell office:value-type="float" office:value="1820592" table:style-name="ce13">
            <text:p>1.820.592</text:p>
          </table:table-cell>
          <table:table-cell office:value-type="float" office:value="1790347" table:style-name="ce13">
            <text:p>1.790.347</text:p>
          </table:table-cell>
          <table:table-cell office:value-type="float" office:value="175962" table:style-name="ce13">
            <text:p>175.962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19787" table:style-name="ce14">
            <text:p>119.787</text:p>
          </table:table-cell>
          <table:table-cell office:value-type="percentage" office:value="0.84223589383019859" table:style-name="ce15">
            <text:p>84,2%</text:p>
          </table:table-cell>
          <table:table-cell office:value-type="float" office:value="63100" table:style-name="ce13">
            <text:p>63.100</text:p>
          </table:table-cell>
          <table:table-cell office:value-type="float" office:value="60561" table:style-name="ce13">
            <text:p>60.561</text:p>
          </table:table-cell>
          <table:table-cell office:value-type="float" office:value="4321" table:style-name="ce13">
            <text:p>4.321</text:p>
          </table:table-cell>
          <table:table-cell office:value-type="date" office:date-value="2021-11-21T00:00:00" table:style-name="ce16">
            <text:p>2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6159" table:style-name="ce14">
            <text:p>106.159</text:p>
          </table:table-cell>
          <table:table-cell office:value-type="percentage" office:value="0.75236711552090718" table:style-name="ce15">
            <text:p>75,2%</text:p>
          </table:table-cell>
          <table:table-cell office:value-type="float" office:value="58302" table:style-name="ce13">
            <text:p>58.302</text:p>
          </table:table-cell>
          <table:table-cell office:value-type="float" office:value="55770" table:style-name="ce13">
            <text:p>55.770</text:p>
          </table:table-cell>
          <table:table-cell office:value-type="float" office:value="2667" table:style-name="ce13">
            <text:p>2.667</text:p>
          </table:table-cell>
          <table:table-cell office:value-type="date" office:date-value="2021-11-19T00:00:00" table:style-name="ce17">
            <text:p>1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483" table:style-name="ce14">
            <text:p>177.483</text:p>
          </table:table-cell>
          <table:table-cell office:value-type="percentage" office:value="0.83624515873688976" table:style-name="ce15">
            <text:p>83,6%</text:p>
          </table:table-cell>
          <table:table-cell office:value-type="float" office:value="95206" table:style-name="ce13">
            <text:p>95.206</text:p>
          </table:table-cell>
          <table:table-cell office:value-type="float" office:value="89028" table:style-name="ce13">
            <text:p>89.028</text:p>
          </table:table-cell>
          <table:table-cell office:value-type="float" office:value="0" table:style-name="ce13">
            <text:p>0</text:p>
          </table:table-cell>
          <table:table-cell office:value-type="date" office:date-value="2021-11-19T00:00:00" table:style-name="ce17">
            <text:p>1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90" table:style-name="ce7">
            <text:p>4.990</text:p>
          </table:table-cell>
          <table:table-cell office:value-type="float" office:value="0" table:style-name="ce7">
            <text:p>0</text:p>
          </table:table-cell>
          <table:table-cell office:value-type="float" office:value="4465" table:style-name="ce13">
            <text:p>4.465</text:p>
          </table:table-cell>
          <table:table-cell office:value-type="float" office:value="9455" table:style-name="ce14">
            <text:p>9.455</text:p>
          </table:table-cell>
          <table:table-cell office:value-type="float" office:value="7526" table:style-name="ce14">
            <text:p>7.526</text:p>
          </table:table-cell>
          <table:table-cell office:value-type="percentage" office:value="0.79598096245372818" table:style-name="ce15">
            <text:p>79,6%</text:p>
          </table:table-cell>
          <table:table-cell office:value-type="float" office:value="5715" table:style-name="ce13">
            <text:p>5.715</text:p>
          </table:table-cell>
          <table:table-cell office:value-type="float" office:value="5506" table:style-name="ce13">
            <text:p>5.506</text:p>
          </table:table-cell>
          <table:table-cell office:value-type="float" office:value="0" table:style-name="ce13">
            <text:p>0</text:p>
          </table:table-cell>
          <table:table-cell office:value-type="date" office:date-value="2021-11-16T00:00:00" table:style-name="ce17">
            <text:p>1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6119533" table:style-name="ce19">
            <text:p>56.119.533</text:p>
          </table:table-cell>
          <table:table-cell office:value-type="float" office:value="10788655" table:style-name="ce20">
            <text:p>10.788.655</text:p>
          </table:table-cell>
          <table:table-cell office:value-type="float" office:value="9090840" table:style-name="ce21">
            <text:p>9.090.840</text:p>
          </table:table-cell>
          <table:table-cell office:value-type="float" office:value="2157650" table:style-name="ce22">
            <text:p>2.157.650</text:p>
          </table:table-cell>
          <table:table-cell office:value-type="float" office:value="78156678" table:style-name="ce23">
            <text:p>78.156.678</text:p>
          </table:table-cell>
          <table:table-cell office:value-type="float" office:value="74988489" table:style-name="ce23">
            <text:p>74.988.489</text:p>
          </table:table-cell>
          <table:table-cell office:value-type="percentage" office:value="0.95946361742754727" table:style-name="ce24">
            <text:p>95,9%</text:p>
          </table:table-cell>
          <table:table-cell office:value-type="float" office:value="38237469" table:style-name="ce23">
            <text:p>38.237.469</text:p>
          </table:table-cell>
          <table:table-cell office:value-type="float" office:value="37547526" table:style-name="ce23">
            <text:p>37.547.526</text:p>
          </table:table-cell>
          <table:table-cell office:value-type="float" office:value="3610960" table:style-name="ce23">
            <text:p>3.610.96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76550" table:style-name="ce31">
            <text:p>6.876.550</text:p>
          </table:table-cell>
          <table:table-cell office:value-type="percentage" office:value="0.92278221545295036" table:style-name="ce32">
            <text:p>92,3%</text:p>
          </table:table-cell>
          <table:table-cell office:value-type="float" office:value="6775209" table:style-name="ce31">
            <text:p>6.775.209</text:p>
          </table:table-cell>
          <table:table-cell office:value-type="percentage" office:value="0.90918300182166467" table:style-name="ce32">
            <text:p>90,9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0187" table:style-name="ce31">
            <text:p>1.070.187</text:p>
          </table:table-cell>
          <table:table-cell office:value-type="percentage" office:value="0.9030092799632784" table:style-name="ce32">
            <text:p>90,3%</text:p>
          </table:table-cell>
          <table:table-cell office:value-type="float" office:value="1052383" table:style-name="ce31">
            <text:p>1.052.383</text:p>
          </table:table-cell>
          <table:table-cell office:value-type="percentage" office:value="0.88798650616723507" table:style-name="ce32">
            <text:p>88,8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446" table:style-name="ce31">
            <text:p>874.446</text:p>
          </table:table-cell>
          <table:table-cell office:value-type="percentage" office:value="0.93631086798004559" table:style-name="ce32">
            <text:p>93,6%</text:p>
          </table:table-cell>
          <table:table-cell office:value-type="float" office:value="866781" table:style-name="ce31">
            <text:p>866.781</text:p>
          </table:table-cell>
          <table:table-cell office:value-type="percentage" office:value="0.92810358839609519" table:style-name="ce32">
            <text:p>92,8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4323" table:style-name="ce31">
            <text:p>864.323</text:p>
          </table:table-cell>
          <table:table-cell office:value-type="percentage" office:value="0.83520201146620776" table:style-name="ce32">
            <text:p>83,5%</text:p>
          </table:table-cell>
          <table:table-cell office:value-type="float" office:value="848311" table:style-name="ce31">
            <text:p>848.311</text:p>
          </table:table-cell>
          <table:table-cell office:value-type="percentage" office:value="0.81972949180909238" table:style-name="ce32">
            <text:p>82,0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7585" table:style-name="ce31">
            <text:p>1.687.585</text:p>
          </table:table-cell>
          <table:table-cell office:value-type="percentage" office:value="0.86067287713933371" table:style-name="ce32">
            <text:p>86,1%</text:p>
          </table:table-cell>
          <table:table-cell office:value-type="float" office:value="1647902" table:style-name="ce31">
            <text:p>1.647.902</text:p>
          </table:table-cell>
          <table:table-cell office:value-type="percentage" office:value="0.84043444068515805" table:style-name="ce32">
            <text:p>84,0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285" table:style-name="ce31">
            <text:p>484.285</text:p>
          </table:table-cell>
          <table:table-cell office:value-type="percentage" office:value="0.92398407256256598" table:style-name="ce32">
            <text:p>92,4%</text:p>
          </table:table-cell>
          <table:table-cell office:value-type="float" office:value="479079" table:style-name="ce31">
            <text:p>479.079</text:p>
          </table:table-cell>
          <table:table-cell office:value-type="percentage" office:value="0.91405136541334453" table:style-name="ce32">
            <text:p>91,4%</text:p>
          </table:table-cell>
          <table:table-cell office:value-type="date" office:date-value="2021-11-20T00:00:00" table:style-name="ce33">
            <text:p>2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0219" table:style-name="ce31">
            <text:p>2.010.219</text:p>
          </table:table-cell>
          <table:table-cell office:value-type="percentage" office:value="0.92370648081817697" table:style-name="ce32">
            <text:p>92,4%</text:p>
          </table:table-cell>
          <table:table-cell office:value-type="float" office:value="1974557" table:style-name="ce31">
            <text:p>1.974.557</text:p>
          </table:table-cell>
          <table:table-cell office:value-type="percentage" office:value="0.90731959932967354" table:style-name="ce32">
            <text:p>90,7%</text:p>
          </table:table-cell>
          <table:table-cell office:value-type="date" office:date-value="2021-11-20T00:00:00" table:style-name="ce33">
            <text:p>2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6699" table:style-name="ce31">
            <text:p>1.626.699</text:p>
          </table:table-cell>
          <table:table-cell office:value-type="percentage" office:value="0.89933292200727122" table:style-name="ce32">
            <text:p>89,9%</text:p>
          </table:table-cell>
          <table:table-cell office:value-type="float" office:value="1569588" table:style-name="ce31">
            <text:p>1.569.588</text:p>
          </table:table-cell>
          <table:table-cell office:value-type="percentage" office:value="0.86775867101876181" table:style-name="ce32">
            <text:p>86,8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16743" table:style-name="ce31">
            <text:p>6.016.743</text:p>
          </table:table-cell>
          <table:table-cell office:value-type="percentage" office:value="0.87600868329557569" table:style-name="ce32">
            <text:p>87,6%</text:p>
          </table:table-cell>
          <table:table-cell office:value-type="float" office:value="5897401" table:style-name="ce31">
            <text:p>5.897.401</text:p>
          </table:table-cell>
          <table:table-cell office:value-type="percentage" office:value="0.85863306524410488" table:style-name="ce32">
            <text:p>85,9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9918" table:style-name="ce31">
            <text:p>4.089.918</text:p>
          </table:table-cell>
          <table:table-cell office:value-type="percentage" office:value="0.91120761045160492" table:style-name="ce32">
            <text:p>91,1%</text:p>
          </table:table-cell>
          <table:table-cell office:value-type="float" office:value="4026601" table:style-name="ce31">
            <text:p>4.026.601</text:p>
          </table:table-cell>
          <table:table-cell office:value-type="percentage" office:value="0.89710098722078113" table:style-name="ce32">
            <text:p>89,7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568" table:style-name="ce31">
            <text:p>900.568</text:p>
          </table:table-cell>
          <table:table-cell office:value-type="percentage" office:value="0.9445490368005437" table:style-name="ce32">
            <text:p>94,5%</text:p>
          </table:table-cell>
          <table:table-cell office:value-type="float" office:value="886953" table:style-name="ce31">
            <text:p>886.953</text:p>
          </table:table-cell>
          <table:table-cell office:value-type="percentage" office:value="0.93026912108508475" table:style-name="ce32">
            <text:p>93,0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5083" table:style-name="ce31">
            <text:p>2.315.083</text:p>
          </table:table-cell>
          <table:table-cell office:value-type="percentage" office:value="0.94320058244112748" table:style-name="ce32">
            <text:p>94,3%</text:p>
          </table:table-cell>
          <table:table-cell office:value-type="float" office:value="2294691" table:style-name="ce31">
            <text:p>2.294.691</text:p>
          </table:table-cell>
          <table:table-cell office:value-type="percentage" office:value="0.93489256658288844" table:style-name="ce32">
            <text:p>93,5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269" table:style-name="ce31">
            <text:p>261.269</text:p>
          </table:table-cell>
          <table:table-cell office:value-type="percentage" office:value="0.92005845687924781" table:style-name="ce32">
            <text:p>92,0%</text:p>
          </table:table-cell>
          <table:table-cell office:value-type="float" office:value="256529" table:style-name="ce31">
            <text:p>256.529</text:p>
          </table:table-cell>
          <table:table-cell office:value-type="percentage" office:value="0.90336655280487377" table:style-name="ce32">
            <text:p>90,3%</text:p>
          </table:table-cell>
          <table:table-cell office:value-type="date" office:date-value="2021-11-19T00:00:00" table:style-name="ce33">
            <text:p>1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87867" table:style-name="ce31">
            <text:p>5.387.867</text:p>
          </table:table-cell>
          <table:table-cell office:value-type="percentage" office:value="0.90129203435901051" table:style-name="ce32">
            <text:p>90,1%</text:p>
          </table:table-cell>
          <table:table-cell office:value-type="float" office:value="5277808" table:style-name="ce31">
            <text:p>5.277.808</text:p>
          </table:table-cell>
          <table:table-cell office:value-type="percentage" office:value="0.88288116786777782" table:style-name="ce32">
            <text:p>88,3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8905" table:style-name="ce31">
            <text:p>1.198.905</text:p>
          </table:table-cell>
          <table:table-cell office:value-type="percentage" office:value="0.91509895530009455" table:style-name="ce32">
            <text:p>91,5%</text:p>
          </table:table-cell>
          <table:table-cell office:value-type="float" office:value="1168894" table:style-name="ce31">
            <text:p>1.168.894</text:p>
          </table:table-cell>
          <table:table-cell office:value-type="percentage" office:value="0.89219219058770194" table:style-name="ce32">
            <text:p>89,2%</text:p>
          </table:table-cell>
          <table:table-cell office:value-type="date" office:date-value="2021-11-20T00:00:00" table:style-name="ce33">
            <text:p>2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9907" table:style-name="ce31">
            <text:p>529.907</text:p>
          </table:table-cell>
          <table:table-cell office:value-type="percentage" office:value="0.91150486622608595" table:style-name="ce32">
            <text:p>91,2%</text:p>
          </table:table-cell>
          <table:table-cell office:value-type="float" office:value="523627" table:style-name="ce31">
            <text:p>523.627</text:p>
          </table:table-cell>
          <table:table-cell office:value-type="percentage" office:value="0.90070249796165502" table:style-name="ce32">
            <text:p>90,1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0592" table:style-name="ce31">
            <text:p>1.820.592</text:p>
          </table:table-cell>
          <table:table-cell office:value-type="percentage" office:value="0.9176634610974207" table:style-name="ce32">
            <text:p>91,8%</text:p>
          </table:table-cell>
          <table:table-cell office:value-type="float" office:value="1790347" table:style-name="ce31">
            <text:p>1.790.347</text:p>
          </table:table-cell>
          <table:table-cell office:value-type="percentage" office:value="0.90241856746892424" table:style-name="ce32">
            <text:p>90,2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100" table:style-name="ce31">
            <text:p>63.100</text:p>
          </table:table-cell>
          <table:table-cell office:value-type="percentage" office:value="0.88917071795955749" table:style-name="ce32">
            <text:p>88,9%</text:p>
          </table:table-cell>
          <table:table-cell office:value-type="float" office:value="60561" table:style-name="ce31">
            <text:p>60.561</text:p>
          </table:table-cell>
          <table:table-cell office:value-type="percentage" office:value="0.85339251743817379" table:style-name="ce32">
            <text:p>85,3%</text:p>
          </table:table-cell>
          <table:table-cell office:value-type="date" office:date-value="2021-11-21T00:00:00" table:style-name="ce33">
            <text:p>2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302" table:style-name="ce31">
            <text:p>58.302</text:p>
          </table:table-cell>
          <table:table-cell office:value-type="percentage" office:value="0.82200008459401919" table:style-name="ce32">
            <text:p>82,2%</text:p>
          </table:table-cell>
          <table:table-cell office:value-type="float" office:value="55770" table:style-name="ce31">
            <text:p>55.770</text:p>
          </table:table-cell>
          <table:table-cell office:value-type="percentage" office:value="0.78630140849041974" table:style-name="ce32">
            <text:p>78,6%</text:p>
          </table:table-cell>
          <table:table-cell office:value-type="date" office:date-value="2021-11-19T00:00:00" table:style-name="ce33">
            <text:p>1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06" table:style-name="ce31">
            <text:p>95.206</text:p>
          </table:table-cell>
          <table:table-cell office:value-type="string" table:style-name="ce32">
            <text:p>-</text:p>
          </table:table-cell>
          <table:table-cell office:value-type="float" office:value="89028" table:style-name="ce31">
            <text:p>89.028</text:p>
          </table:table-cell>
          <table:table-cell office:value-type="string" table:style-name="ce32">
            <text:p>-</text:p>
          </table:table-cell>
          <table:table-cell office:value-type="date" office:date-value="2021-11-19T00:00:00" table:style-name="ce33">
            <text:p>1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715" table:style-name="ce31">
            <text:p>5.715</text:p>
          </table:table-cell>
          <table:table-cell office:value-type="string" table:style-name="ce32">
            <text:p>-</text:p>
          </table:table-cell>
          <table:table-cell office:value-type="float" office:value="5506" table:style-name="ce31">
            <text:p>5.506</text:p>
          </table:table-cell>
          <table:table-cell office:value-type="string" table:style-name="ce32">
            <text:p>-</text:p>
          </table:table-cell>
          <table:table-cell office:value-type="date" office:date-value="2021-11-16T00:00:00" table:style-name="ce33">
            <text:p>16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37469" table:style-name="ce34">
            <text:p>38.237.469</text:p>
          </table:table-cell>
          <table:table-cell office:value-type="percentage" office:value="0.90782587972168072" table:style-name="ce24">
            <text:p>90,8%</text:p>
          </table:table-cell>
          <table:table-cell office:value-type="float" office:value="37547526" table:style-name="ce34">
            <text:p>37.547.526</text:p>
          </table:table-cell>
          <table:table-cell office:value-type="percentage" office:value="0.89144539933651679" table:style-name="ce24">
            <text:p>89,1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158" table:style-name="ce43">
            <text:p>434.158</text:p>
          </table:table-cell>
          <table:table-cell office:value-type="percentage" office:value="1" table:style-name="ce44">
            <text:p>100,0%</text:p>
          </table:table-cell>
          <table:table-cell office:value-type="float" office:value="654218" table:style-name="ce43">
            <text:p>654.218</text:p>
          </table:table-cell>
          <table:table-cell office:value-type="percentage" office:value="1" table:style-name="ce44">
            <text:p>100,0%</text:p>
          </table:table-cell>
          <table:table-cell office:value-type="float" office:value="930620" table:style-name="ce43">
            <text:p>930.620</text:p>
          </table:table-cell>
          <table:table-cell office:value-type="percentage" office:value="1" table:style-name="ce44">
            <text:p>100,0%</text:p>
          </table:table-cell>
          <table:table-cell office:value-type="float" office:value="1217981" table:style-name="ce43">
            <text:p>1.217.981</text:p>
          </table:table-cell>
          <table:table-cell office:value-type="percentage" office:value="0.96281484655195448" table:style-name="ce44">
            <text:p>96,3%</text:p>
          </table:table-cell>
          <table:table-cell office:value-type="float" office:value="1254965" table:style-name="ce43">
            <text:p>1.254.965</text:p>
          </table:table-cell>
          <table:table-cell office:value-type="percentage" office:value="0.90603733699897626" table:style-name="ce44">
            <text:p>90,6%</text:p>
          </table:table-cell>
          <table:table-cell office:value-type="float" office:value="935762" table:style-name="ce43">
            <text:p>935.762</text:p>
          </table:table-cell>
          <table:table-cell office:value-type="percentage" office:value="0.82068764103675007" table:style-name="ce44">
            <text:p>82,1%</text:p>
          </table:table-cell>
          <table:table-cell office:value-type="float" office:value="773543" table:style-name="ce43">
            <text:p>773.543</text:p>
          </table:table-cell>
          <table:table-cell office:value-type="percentage" office:value="0.83295609214017441" table:style-name="ce44">
            <text:p>83,3%</text:p>
          </table:table-cell>
          <table:table-cell office:value-type="float" office:value="675303" table:style-name="ce43">
            <text:p>675.303</text:p>
          </table:table-cell>
          <table:table-cell office:value-type="percentage" office:value="0.89692750897521212" table:style-name="ce44">
            <text:p>89,7%</text:p>
          </table:table-cell>
          <table:table-cell office:value-type="float" office:value="6876550" table:style-name="ce43">
            <text:p>6.876.55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278221545295036" table:style-name="ce44">
            <text:p>92,3%</text:p>
          </table:table-cell>
          <table:table-cell office:value-type="percentage" office:value="0.81240738428226134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80" table:style-name="ce46">
            <text:p>101.380</text:p>
          </table:table-cell>
          <table:table-cell office:value-type="percentage" office:value="1" table:style-name="ce47">
            <text:p>100,0%</text:p>
          </table:table-cell>
          <table:table-cell office:value-type="float" office:value="119394" table:style-name="ce46">
            <text:p>119.394</text:p>
          </table:table-cell>
          <table:table-cell office:value-type="percentage" office:value="1" table:style-name="ce47">
            <text:p>100,0%</text:p>
          </table:table-cell>
          <table:table-cell office:value-type="float" office:value="154697" table:style-name="ce46">
            <text:p>154.697</text:p>
          </table:table-cell>
          <table:table-cell office:value-type="percentage" office:value="0.98931999718610708" table:style-name="ce47">
            <text:p>98,9%</text:p>
          </table:table-cell>
          <table:table-cell office:value-type="float" office:value="186322" table:style-name="ce46">
            <text:p>186.322</text:p>
          </table:table-cell>
          <table:table-cell office:value-type="percentage" office:value="0.9397576992525194" table:style-name="ce47">
            <text:p>94,0%</text:p>
          </table:table-cell>
          <table:table-cell office:value-type="float" office:value="188433" table:style-name="ce46">
            <text:p>188.433</text:p>
          </table:table-cell>
          <table:table-cell office:value-type="percentage" office:value="0.87666497629604123" table:style-name="ce47">
            <text:p>87,7%</text:p>
          </table:table-cell>
          <table:table-cell office:value-type="float" office:value="126447" table:style-name="ce46">
            <text:p>126.447</text:p>
          </table:table-cell>
          <table:table-cell office:value-type="percentage" office:value="0.76967605273729955" table:style-name="ce47">
            <text:p>77,0%</text:p>
          </table:table-cell>
          <table:table-cell office:value-type="float" office:value="104749" table:style-name="ce46">
            <text:p>104.749</text:p>
          </table:table-cell>
          <table:table-cell office:value-type="percentage" office:value="0.80328371714940838" table:style-name="ce47">
            <text:p>80,3%</text:p>
          </table:table-cell>
          <table:table-cell office:value-type="float" office:value="88765" table:style-name="ce46">
            <text:p>88.765</text:p>
          </table:table-cell>
          <table:table-cell office:value-type="percentage" office:value="0.86088508277647924" table:style-name="ce47">
            <text:p>86,1%</text:p>
          </table:table-cell>
          <table:table-cell office:value-type="float" office:value="1070187" table:style-name="ce46">
            <text:p>1.070.18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30092799632784" table:style-name="ce47">
            <text:p>90,3%</text:p>
          </table:table-cell>
          <table:table-cell office:value-type="percentage" office:value="0.80502049434665945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77" table:style-name="ce46">
            <text:p>88.977</text:p>
          </table:table-cell>
          <table:table-cell office:value-type="percentage" office:value="1" table:style-name="ce47">
            <text:p>100,0%</text:p>
          </table:table-cell>
          <table:table-cell office:value-type="float" office:value="114381" table:style-name="ce46">
            <text:p>114.381</text:p>
          </table:table-cell>
          <table:table-cell office:value-type="percentage" office:value="1" table:style-name="ce47">
            <text:p>100,0%</text:p>
          </table:table-cell>
          <table:table-cell office:value-type="float" office:value="148255" table:style-name="ce46">
            <text:p>148.255</text:p>
          </table:table-cell>
          <table:table-cell office:value-type="percentage" office:value="0.99066500948868041" table:style-name="ce47">
            <text:p>99,1%</text:p>
          </table:table-cell>
          <table:table-cell office:value-type="float" office:value="153308" table:style-name="ce46">
            <text:p>153.308</text:p>
          </table:table-cell>
          <table:table-cell office:value-type="percentage" office:value="0.94259276338036824" table:style-name="ce47">
            <text:p>94,3%</text:p>
          </table:table-cell>
          <table:table-cell office:value-type="float" office:value="150865" table:style-name="ce46">
            <text:p>150.865</text:p>
          </table:table-cell>
          <table:table-cell office:value-type="percentage" office:value="0.90342110148329569" table:style-name="ce47">
            <text:p>90,3%</text:p>
          </table:table-cell>
          <table:table-cell office:value-type="float" office:value="91168" table:style-name="ce46">
            <text:p>91.168</text:p>
          </table:table-cell>
          <table:table-cell office:value-type="percentage" office:value="0.79656796358266857" table:style-name="ce47">
            <text:p>79,7%</text:p>
          </table:table-cell>
          <table:table-cell office:value-type="float" office:value="66808" table:style-name="ce46">
            <text:p>66.808</text:p>
          </table:table-cell>
          <table:table-cell office:value-type="percentage" office:value="0.84448433214091589" table:style-name="ce47">
            <text:p>84,4%</text:p>
          </table:table-cell>
          <table:table-cell office:value-type="float" office:value="60684" table:style-name="ce46">
            <text:p>60.684</text:p>
          </table:table-cell>
          <table:table-cell office:value-type="percentage" office:value="0.94818749999999996" table:style-name="ce47">
            <text:p>94,8%</text:p>
          </table:table-cell>
          <table:table-cell office:value-type="float" office:value="874446" table:style-name="ce46">
            <text:p>874.44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31086798004559" table:style-name="ce47">
            <text:p>93,6%</text:p>
          </table:table-cell>
          <table:table-cell office:value-type="percentage" office:value="0.85832325596004644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64" table:style-name="ce46">
            <text:p>51.564</text:p>
          </table:table-cell>
          <table:table-cell office:value-type="percentage" office:value="1" table:style-name="ce47">
            <text:p>100,0%</text:p>
          </table:table-cell>
          <table:table-cell office:value-type="float" office:value="79387" table:style-name="ce46">
            <text:p>79.387</text:p>
          </table:table-cell>
          <table:table-cell office:value-type="percentage" office:value="0.98597794227234337" table:style-name="ce47">
            <text:p>98,6%</text:p>
          </table:table-cell>
          <table:table-cell office:value-type="float" office:value="110661" table:style-name="ce46">
            <text:p>110.661</text:p>
          </table:table-cell>
          <table:table-cell office:value-type="percentage" office:value="0.94395680323463926" table:style-name="ce47">
            <text:p>94,4%</text:p>
          </table:table-cell>
          <table:table-cell office:value-type="float" office:value="150885" table:style-name="ce46">
            <text:p>150.885</text:p>
          </table:table-cell>
          <table:table-cell office:value-type="percentage" office:value="0.91005868622472064" table:style-name="ce47">
            <text:p>91,0%</text:p>
          </table:table-cell>
          <table:table-cell office:value-type="float" office:value="168790" table:style-name="ce46">
            <text:p>168.790</text:p>
          </table:table-cell>
          <table:table-cell office:value-type="percentage" office:value="0.81868536949731296" table:style-name="ce47">
            <text:p>81,9%</text:p>
          </table:table-cell>
          <table:table-cell office:value-type="float" office:value="128483" table:style-name="ce46">
            <text:p>128.483</text:p>
          </table:table-cell>
          <table:table-cell office:value-type="percentage" office:value="0.70522594916212467" table:style-name="ce47">
            <text:p>70,5%</text:p>
          </table:table-cell>
          <table:table-cell office:value-type="float" office:value="98707" table:style-name="ce46">
            <text:p>98.707</text:p>
          </table:table-cell>
          <table:table-cell office:value-type="percentage" office:value="0.71556886227544914" table:style-name="ce47">
            <text:p>71,6%</text:p>
          </table:table-cell>
          <table:table-cell office:value-type="float" office:value="75846" table:style-name="ce46">
            <text:p>75.846</text:p>
          </table:table-cell>
          <table:table-cell office:value-type="percentage" office:value="0.79436531210724759" table:style-name="ce47">
            <text:p>79,4%</text:p>
          </table:table-cell>
          <table:table-cell office:value-type="float" office:value="864323" table:style-name="ce46">
            <text:p>864.32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520201146620776" table:style-name="ce47">
            <text:p>83,5%</text:p>
          </table:table-cell>
          <table:table-cell office:value-type="percentage" office:value="0.73776464030769673" table:style-name="ce47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233" table:style-name="ce46">
            <text:p>93.233</text:p>
          </table:table-cell>
          <table:table-cell office:value-type="percentage" office:value="1" table:style-name="ce47">
            <text:p>100,0%</text:p>
          </table:table-cell>
          <table:table-cell office:value-type="float" office:value="151729" table:style-name="ce46">
            <text:p>151.729</text:p>
          </table:table-cell>
          <table:table-cell office:value-type="percentage" office:value="0.98186771586283661" table:style-name="ce47">
            <text:p>98,2%</text:p>
          </table:table-cell>
          <table:table-cell office:value-type="float" office:value="224951" table:style-name="ce46">
            <text:p>224.951</text:p>
          </table:table-cell>
          <table:table-cell office:value-type="percentage" office:value="0.95686369591479081" table:style-name="ce47">
            <text:p>95,7%</text:p>
          </table:table-cell>
          <table:table-cell office:value-type="float" office:value="321462" table:style-name="ce46">
            <text:p>321.462</text:p>
          </table:table-cell>
          <table:table-cell office:value-type="percentage" office:value="0.91712123978636961" table:style-name="ce47">
            <text:p>91,7%</text:p>
          </table:table-cell>
          <table:table-cell office:value-type="float" office:value="319079" table:style-name="ce46">
            <text:p>319.079</text:p>
          </table:table-cell>
          <table:table-cell office:value-type="percentage" office:value="0.82252967076025196" table:style-name="ce47">
            <text:p>82,3%</text:p>
          </table:table-cell>
          <table:table-cell office:value-type="float" office:value="231240" table:style-name="ce46">
            <text:p>231.240</text:p>
          </table:table-cell>
          <table:table-cell office:value-type="percentage" office:value="0.74369480339879201" table:style-name="ce47">
            <text:p>74,4%</text:p>
          </table:table-cell>
          <table:table-cell office:value-type="float" office:value="190292" table:style-name="ce46">
            <text:p>190.292</text:p>
          </table:table-cell>
          <table:table-cell office:value-type="percentage" office:value="0.75588286699397811" table:style-name="ce47">
            <text:p>75,6%</text:p>
          </table:table-cell>
          <table:table-cell office:value-type="float" office:value="155599" table:style-name="ce46">
            <text:p>155.599</text:p>
          </table:table-cell>
          <table:table-cell office:value-type="percentage" office:value="0.86541488456425864" table:style-name="ce47">
            <text:p>86,5%</text:p>
          </table:table-cell>
          <table:table-cell office:value-type="float" office:value="1687585" table:style-name="ce46">
            <text:p>1.687.58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067287713933371" table:style-name="ce47">
            <text:p>86,1%</text:p>
          </table:table-cell>
          <table:table-cell office:value-type="percentage" office:value="0.77556168518423196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80" table:style-name="ce46">
            <text:p>42.380</text:p>
          </table:table-cell>
          <table:table-cell office:value-type="percentage" office:value="1" table:style-name="ce47">
            <text:p>100,0%</text:p>
          </table:table-cell>
          <table:table-cell office:value-type="float" office:value="55985" table:style-name="ce46">
            <text:p>55.985</text:p>
          </table:table-cell>
          <table:table-cell office:value-type="percentage" office:value="1" table:style-name="ce47">
            <text:p>100,0%</text:p>
          </table:table-cell>
          <table:table-cell office:value-type="float" office:value="76780" table:style-name="ce46">
            <text:p>76.780</text:p>
          </table:table-cell>
          <table:table-cell office:value-type="percentage" office:value="0.99269506755446379" table:style-name="ce47">
            <text:p>99,3%</text:p>
          </table:table-cell>
          <table:table-cell office:value-type="float" office:value="84442" table:style-name="ce46">
            <text:p>84.442</text:p>
          </table:table-cell>
          <table:table-cell office:value-type="percentage" office:value="0.93861989240140498" table:style-name="ce47">
            <text:p>93,9%</text:p>
          </table:table-cell>
          <table:table-cell office:value-type="float" office:value="88260" table:style-name="ce46">
            <text:p>88.260</text:p>
          </table:table-cell>
          <table:table-cell office:value-type="percentage" office:value="0.90274013235279071" table:style-name="ce47">
            <text:p>90,3%</text:p>
          </table:table-cell>
          <table:table-cell office:value-type="float" office:value="55030" table:style-name="ce46">
            <text:p>55.030</text:p>
          </table:table-cell>
          <table:table-cell office:value-type="percentage" office:value="0.78086643111546261" table:style-name="ce47">
            <text:p>78,1%</text:p>
          </table:table-cell>
          <table:table-cell office:value-type="float" office:value="41539" table:style-name="ce46">
            <text:p>41.539</text:p>
          </table:table-cell>
          <table:table-cell office:value-type="percentage" office:value="0.82247302247302245" table:style-name="ce47">
            <text:p>82,2%</text:p>
          </table:table-cell>
          <table:table-cell office:value-type="float" office:value="39869" table:style-name="ce46">
            <text:p>39.869</text:p>
          </table:table-cell>
          <table:table-cell office:value-type="percentage" office:value="0.90687623683552077" table:style-name="ce47">
            <text:p>90,7%</text:p>
          </table:table-cell>
          <table:table-cell office:value-type="float" office:value="484285" table:style-name="ce46">
            <text:p>484.28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398407256256598" table:style-name="ce47">
            <text:p>92,4%</text:p>
          </table:table-cell>
          <table:table-cell office:value-type="percentage" office:value="0.83081291119479161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508" table:style-name="ce46">
            <text:p>229.508</text:p>
          </table:table-cell>
          <table:table-cell office:value-type="percentage" office:value="1" table:style-name="ce47">
            <text:p>100,0%</text:p>
          </table:table-cell>
          <table:table-cell office:value-type="float" office:value="251031" table:style-name="ce46">
            <text:p>251.031</text:p>
          </table:table-cell>
          <table:table-cell office:value-type="percentage" office:value="1" table:style-name="ce47">
            <text:p>100,0%</text:p>
          </table:table-cell>
          <table:table-cell office:value-type="float" office:value="320940" table:style-name="ce46">
            <text:p>320.940</text:p>
          </table:table-cell>
          <table:table-cell office:value-type="percentage" office:value="1" table:style-name="ce47">
            <text:p>100,0%</text:p>
          </table:table-cell>
          <table:table-cell office:value-type="float" office:value="353547" table:style-name="ce46">
            <text:p>353.547</text:p>
          </table:table-cell>
          <table:table-cell office:value-type="percentage" office:value="0.92751885616842655" table:style-name="ce47">
            <text:p>92,8%</text:p>
          </table:table-cell>
          <table:table-cell office:value-type="float" office:value="321409" table:style-name="ce46">
            <text:p>321.409</text:p>
          </table:table-cell>
          <table:table-cell office:value-type="percentage" office:value="0.884680915484235" table:style-name="ce47">
            <text:p>88,5%</text:p>
          </table:table-cell>
          <table:table-cell office:value-type="float" office:value="213593" table:style-name="ce46">
            <text:p>213.593</text:p>
          </table:table-cell>
          <table:table-cell office:value-type="percentage" office:value="0.79763465193832317" table:style-name="ce47">
            <text:p>79,8%</text:p>
          </table:table-cell>
          <table:table-cell office:value-type="float" office:value="174527" table:style-name="ce46">
            <text:p>174.527</text:p>
          </table:table-cell>
          <table:table-cell office:value-type="percentage" office:value="0.82711866013288726" table:style-name="ce47">
            <text:p>82,7%</text:p>
          </table:table-cell>
          <table:table-cell office:value-type="float" office:value="145664" table:style-name="ce46">
            <text:p>145.664</text:p>
          </table:table-cell>
          <table:table-cell office:value-type="percentage" office:value="0.88098607734271994" table:style-name="ce47">
            <text:p>88,1%</text:p>
          </table:table-cell>
          <table:table-cell office:value-type="float" office:value="2010219" table:style-name="ce46">
            <text:p>2.010.21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370648081817697" table:style-name="ce47">
            <text:p>92,4%</text:p>
          </table:table-cell>
          <table:table-cell office:value-type="percentage" office:value="0.83936861303810817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503" table:style-name="ce46">
            <text:p>138.503</text:p>
          </table:table-cell>
          <table:table-cell office:value-type="percentage" office:value="1" table:style-name="ce47">
            <text:p>100,0%</text:p>
          </table:table-cell>
          <table:table-cell office:value-type="float" office:value="158734" table:style-name="ce46">
            <text:p>158.734</text:p>
          </table:table-cell>
          <table:table-cell office:value-type="percentage" office:value="0.99769328916851563" table:style-name="ce47">
            <text:p>99,8%</text:p>
          </table:table-cell>
          <table:table-cell office:value-type="float" office:value="222832" table:style-name="ce46">
            <text:p>222.832</text:p>
          </table:table-cell>
          <table:table-cell office:value-type="percentage" office:value="1" table:style-name="ce47">
            <text:p>100,0%</text:p>
          </table:table-cell>
          <table:table-cell office:value-type="float" office:value="286891" table:style-name="ce46">
            <text:p>286.891</text:p>
          </table:table-cell>
          <table:table-cell office:value-type="percentage" office:value="0.93304561627173321" table:style-name="ce47">
            <text:p>93,3%</text:p>
          </table:table-cell>
          <table:table-cell office:value-type="float" office:value="287814" table:style-name="ce46">
            <text:p>287.814</text:p>
          </table:table-cell>
          <table:table-cell office:value-type="percentage" office:value="0.87056759577138887" table:style-name="ce47">
            <text:p>87,1%</text:p>
          </table:table-cell>
          <table:table-cell office:value-type="float" office:value="206662" table:style-name="ce46">
            <text:p>206.662</text:p>
          </table:table-cell>
          <table:table-cell office:value-type="percentage" office:value="0.77721407591547231" table:style-name="ce47">
            <text:p>77,7%</text:p>
          </table:table-cell>
          <table:table-cell office:value-type="float" office:value="174163" table:style-name="ce46">
            <text:p>174.163</text:p>
          </table:table-cell>
          <table:table-cell office:value-type="percentage" office:value="0.79858681547441646" table:style-name="ce47">
            <text:p>79,9%</text:p>
          </table:table-cell>
          <table:table-cell office:value-type="float" office:value="151100" table:style-name="ce46">
            <text:p>151.100</text:p>
          </table:table-cell>
          <table:table-cell office:value-type="percentage" office:value="0.86853056813740137" table:style-name="ce47">
            <text:p>86,9%</text:p>
          </table:table-cell>
          <table:table-cell office:value-type="float" office:value="1626699" table:style-name="ce46">
            <text:p>1.626.69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933292200727122" table:style-name="ce47">
            <text:p>89,9%</text:p>
          </table:table-cell>
          <table:table-cell office:value-type="percentage" office:value="0.79536587977533968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171" table:style-name="ce46">
            <text:p>459.171</text:p>
          </table:table-cell>
          <table:table-cell office:value-type="percentage" office:value="1" table:style-name="ce47">
            <text:p>100,0%</text:p>
          </table:table-cell>
          <table:table-cell office:value-type="float" office:value="618877" table:style-name="ce46">
            <text:p>618.877</text:p>
          </table:table-cell>
          <table:table-cell office:value-type="percentage" office:value="0.97416148794570057" table:style-name="ce47">
            <text:p>97,4%</text:p>
          </table:table-cell>
          <table:table-cell office:value-type="float" office:value="800969" table:style-name="ce46">
            <text:p>800.969</text:p>
          </table:table-cell>
          <table:table-cell office:value-type="percentage" office:value="0.95628498156602804" table:style-name="ce47">
            <text:p>95,6%</text:p>
          </table:table-cell>
          <table:table-cell office:value-type="float" office:value="1028152" table:style-name="ce46">
            <text:p>1.028.152</text:p>
          </table:table-cell>
          <table:table-cell office:value-type="percentage" office:value="0.94172085951382145" table:style-name="ce47">
            <text:p>94,2%</text:p>
          </table:table-cell>
          <table:table-cell office:value-type="float" office:value="1133613" table:style-name="ce46">
            <text:p>1.133.613</text:p>
          </table:table-cell>
          <table:table-cell office:value-type="percentage" office:value="0.8609141412031851" table:style-name="ce47">
            <text:p>86,1%</text:p>
          </table:table-cell>
          <table:table-cell office:value-type="float" office:value="786808" table:style-name="ce46">
            <text:p>786.808</text:p>
          </table:table-cell>
          <table:table-cell office:value-type="percentage" office:value="0.75317713458644597" table:style-name="ce47">
            <text:p>75,3%</text:p>
          </table:table-cell>
          <table:table-cell office:value-type="float" office:value="649237" table:style-name="ce46">
            <text:p>649.237</text:p>
          </table:table-cell>
          <table:table-cell office:value-type="percentage" office:value="0.77388236275754374" table:style-name="ce47">
            <text:p>77,4%</text:p>
          </table:table-cell>
          <table:table-cell office:value-type="float" office:value="539916" table:style-name="ce46">
            <text:p>539.916</text:p>
          </table:table-cell>
          <table:table-cell office:value-type="percentage" office:value="0.8228344656687484" table:style-name="ce47">
            <text:p>82,3%</text:p>
          </table:table-cell>
          <table:table-cell office:value-type="float" office:value="6016743" table:style-name="ce46">
            <text:p>6.016.74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600868329557569" table:style-name="ce47">
            <text:p>87,6%</text:p>
          </table:table-cell>
          <table:table-cell office:value-type="percentage" office:value="0.77331267136637727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03" table:style-name="ce46">
            <text:p>297.503</text:p>
          </table:table-cell>
          <table:table-cell office:value-type="percentage" office:value="1" table:style-name="ce47">
            <text:p>100,0%</text:p>
          </table:table-cell>
          <table:table-cell office:value-type="float" office:value="434864" table:style-name="ce46">
            <text:p>434.864</text:p>
          </table:table-cell>
          <table:table-cell office:value-type="percentage" office:value="0.993153093897164" table:style-name="ce47">
            <text:p>99,3%</text:p>
          </table:table-cell>
          <table:table-cell office:value-type="float" office:value="570922" table:style-name="ce46">
            <text:p>570.922</text:p>
          </table:table-cell>
          <table:table-cell office:value-type="percentage" office:value="0.98311429791571958" table:style-name="ce47">
            <text:p>98,3%</text:p>
          </table:table-cell>
          <table:table-cell office:value-type="float" office:value="715904" table:style-name="ce46">
            <text:p>715.904</text:p>
          </table:table-cell>
          <table:table-cell office:value-type="percentage" office:value="0.95157735792879228" table:style-name="ce47">
            <text:p>95,2%</text:p>
          </table:table-cell>
          <table:table-cell office:value-type="float" office:value="754545" table:style-name="ce46">
            <text:p>754.545</text:p>
          </table:table-cell>
          <table:table-cell office:value-type="percentage" office:value="0.88604466009384819" table:style-name="ce47">
            <text:p>88,6%</text:p>
          </table:table-cell>
          <table:table-cell office:value-type="float" office:value="512608" table:style-name="ce46">
            <text:p>512.608</text:p>
          </table:table-cell>
          <table:table-cell office:value-type="percentage" office:value="0.79013624473803057" table:style-name="ce47">
            <text:p>79,0%</text:p>
          </table:table-cell>
          <table:table-cell office:value-type="float" office:value="428185" table:style-name="ce46">
            <text:p>428.185</text:p>
          </table:table-cell>
          <table:table-cell office:value-type="percentage" office:value="0.82961331147820494" table:style-name="ce47">
            <text:p>83,0%</text:p>
          </table:table-cell>
          <table:table-cell office:value-type="float" office:value="375387" table:style-name="ce46">
            <text:p>375.387</text:p>
          </table:table-cell>
          <table:table-cell office:value-type="percentage" office:value="0.88423931350125196" table:style-name="ce47">
            <text:p>88,4%</text:p>
          </table:table-cell>
          <table:table-cell office:value-type="float" office:value="4089918" table:style-name="ce46">
            <text:p>4.089.918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20761045160492" table:style-name="ce47">
            <text:p>91,1%</text:p>
          </table:table-cell>
          <table:table-cell office:value-type="percentage" office:value="0.80870724270186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4" table:style-name="ce46">
            <text:p>78.304</text:p>
          </table:table-cell>
          <table:table-cell office:value-type="percentage" office:value="1" table:style-name="ce47">
            <text:p>100,0%</text:p>
          </table:table-cell>
          <table:table-cell office:value-type="float" office:value="95994" table:style-name="ce46">
            <text:p>95.994</text:p>
          </table:table-cell>
          <table:table-cell office:value-type="percentage" office:value="1" table:style-name="ce47">
            <text:p>100,0%</text:p>
          </table:table-cell>
          <table:table-cell office:value-type="float" office:value="132955" table:style-name="ce46">
            <text:p>132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61653" table:style-name="ce46">
            <text:p>161.653</text:p>
          </table:table-cell>
          <table:table-cell office:value-type="percentage" office:value="0.95530564485627834" table:style-name="ce47">
            <text:p>95,5%</text:p>
          </table:table-cell>
          <table:table-cell office:value-type="float" office:value="146459" table:style-name="ce46">
            <text:p>146.459</text:p>
          </table:table-cell>
          <table:table-cell office:value-type="percentage" office:value="0.91827278769107301" table:style-name="ce47">
            <text:p>91,8%</text:p>
          </table:table-cell>
          <table:table-cell office:value-type="float" office:value="113481" table:style-name="ce46">
            <text:p>113.481</text:p>
          </table:table-cell>
          <table:table-cell office:value-type="percentage" office:value="0.85017867979232686" table:style-name="ce47">
            <text:p>85,0%</text:p>
          </table:table-cell>
          <table:table-cell office:value-type="float" office:value="93910" table:style-name="ce46">
            <text:p>93.910</text:p>
          </table:table-cell>
          <table:table-cell office:value-type="percentage" office:value="0.82871514295799509" table:style-name="ce47">
            <text:p>82,9%</text:p>
          </table:table-cell>
          <table:table-cell office:value-type="float" office:value="77812" table:style-name="ce46">
            <text:p>77.812</text:p>
          </table:table-cell>
          <table:table-cell office:value-type="percentage" office:value="0.91813569321533928" table:style-name="ce47">
            <text:p>91,8%</text:p>
          </table:table-cell>
          <table:table-cell office:value-type="float" office:value="900568" table:style-name="ce46">
            <text:p>900.56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5490368005437" table:style-name="ce47">
            <text:p>94,5%</text:p>
          </table:table-cell>
          <table:table-cell office:value-type="percentage" office:value="0.8464088377019644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47" table:style-name="ce46">
            <text:p>242.447</text:p>
          </table:table-cell>
          <table:table-cell office:value-type="percentage" office:value="1" table:style-name="ce47">
            <text:p>100,0%</text:p>
          </table:table-cell>
          <table:table-cell office:value-type="float" office:value="291449" table:style-name="ce46">
            <text:p>291.449</text:p>
          </table:table-cell>
          <table:table-cell office:value-type="percentage" office:value="1" table:style-name="ce47">
            <text:p>100,0%</text:p>
          </table:table-cell>
          <table:table-cell office:value-type="float" office:value="346378" table:style-name="ce46">
            <text:p>346.378</text:p>
          </table:table-cell>
          <table:table-cell office:value-type="percentage" office:value="0.99841753452455417" table:style-name="ce47">
            <text:p>99,8%</text:p>
          </table:table-cell>
          <table:table-cell office:value-type="float" office:value="391355" table:style-name="ce46">
            <text:p>391.355</text:p>
          </table:table-cell>
          <table:table-cell office:value-type="percentage" office:value="0.96419218062081014" table:style-name="ce47">
            <text:p>96,4%</text:p>
          </table:table-cell>
          <table:table-cell office:value-type="float" office:value="408747" table:style-name="ce46">
            <text:p>408.747</text:p>
          </table:table-cell>
          <table:table-cell office:value-type="percentage" office:value="0.92221938942423753" table:style-name="ce47">
            <text:p>92,2%</text:p>
          </table:table-cell>
          <table:table-cell office:value-type="float" office:value="264562" table:style-name="ce46">
            <text:p>264.562</text:p>
          </table:table-cell>
          <table:table-cell office:value-type="percentage" office:value="0.81804408054222533" table:style-name="ce47">
            <text:p>81,8%</text:p>
          </table:table-cell>
          <table:table-cell office:value-type="float" office:value="199818" table:style-name="ce46">
            <text:p>199.818</text:p>
          </table:table-cell>
          <table:table-cell office:value-type="percentage" office:value="0.86508414111983234" table:style-name="ce47">
            <text:p>86,5%</text:p>
          </table:table-cell>
          <table:table-cell office:value-type="float" office:value="170327" table:style-name="ce46">
            <text:p>170.327</text:p>
          </table:table-cell>
          <table:table-cell office:value-type="percentage" office:value="0.94622431349891944" table:style-name="ce47">
            <text:p>94,6%</text:p>
          </table:table-cell>
          <table:table-cell office:value-type="float" office:value="2315083" table:style-name="ce46">
            <text:p>2.315.08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20058244112748" table:style-name="ce47">
            <text:p>94,3%</text:p>
          </table:table-cell>
          <table:table-cell office:value-type="percentage" office:value="0.85686087780121467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3" table:style-name="ce46">
            <text:p>23.383</text:p>
          </table:table-cell>
          <table:table-cell office:value-type="percentage" office:value="1" table:style-name="ce47">
            <text:p>100,0%</text:p>
          </table:table-cell>
          <table:table-cell office:value-type="float" office:value="28678" table:style-name="ce46">
            <text:p>28.678</text:p>
          </table:table-cell>
          <table:table-cell office:value-type="percentage" office:value="1" table:style-name="ce47">
            <text:p>100,0%</text:p>
          </table:table-cell>
          <table:table-cell office:value-type="float" office:value="38093" table:style-name="ce46">
            <text:p>38.093</text:p>
          </table:table-cell>
          <table:table-cell office:value-type="percentage" office:value="1" table:style-name="ce47">
            <text:p>100,0%</text:p>
          </table:table-cell>
          <table:table-cell office:value-type="float" office:value="45458" table:style-name="ce46">
            <text:p>45.458</text:p>
          </table:table-cell>
          <table:table-cell office:value-type="percentage" office:value="0.95371769050016786" table:style-name="ce47">
            <text:p>95,4%</text:p>
          </table:table-cell>
          <table:table-cell office:value-type="float" office:value="47675" table:style-name="ce46">
            <text:p>47.675</text:p>
          </table:table-cell>
          <table:table-cell office:value-type="percentage" office:value="0.90042873061740991" table:style-name="ce47">
            <text:p>90,0%</text:p>
          </table:table-cell>
          <table:table-cell office:value-type="float" office:value="31408" table:style-name="ce46">
            <text:p>31.408</text:p>
          </table:table-cell>
          <table:table-cell office:value-type="percentage" office:value="0.79879956255245554" table:style-name="ce47">
            <text:p>79,9%</text:p>
          </table:table-cell>
          <table:table-cell office:value-type="float" office:value="24353" table:style-name="ce46">
            <text:p>24.353</text:p>
          </table:table-cell>
          <table:table-cell office:value-type="percentage" office:value="0.79956004990478691" table:style-name="ce47">
            <text:p>80,0%</text:p>
          </table:table-cell>
          <table:table-cell office:value-type="float" office:value="22221" table:style-name="ce46">
            <text:p>22.221</text:p>
          </table:table-cell>
          <table:table-cell office:value-type="percentage" office:value="0.87031959893467026" table:style-name="ce47">
            <text:p>87,0%</text:p>
          </table:table-cell>
          <table:table-cell office:value-type="float" office:value="261269" table:style-name="ce46">
            <text:p>261.2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005845687924781" table:style-name="ce47">
            <text:p>92,0%</text:p>
          </table:table-cell>
          <table:table-cell office:value-type="percentage" office:value="0.81668510912307679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428" table:style-name="ce46">
            <text:p>374.428</text:p>
          </table:table-cell>
          <table:table-cell office:value-type="percentage" office:value="1" table:style-name="ce47">
            <text:p>100,0%</text:p>
          </table:table-cell>
          <table:table-cell office:value-type="float" office:value="511822" table:style-name="ce46">
            <text:p>511.822</text:p>
          </table:table-cell>
          <table:table-cell office:value-type="percentage" office:value="0.97289580882031479" table:style-name="ce47">
            <text:p>97,3%</text:p>
          </table:table-cell>
          <table:table-cell office:value-type="float" office:value="690593" table:style-name="ce46">
            <text:p>690.593</text:p>
          </table:table-cell>
          <table:table-cell office:value-type="percentage" office:value="0.98190020801253475" table:style-name="ce47">
            <text:p>98,2%</text:p>
          </table:table-cell>
          <table:table-cell office:value-type="float" office:value="944313" table:style-name="ce46">
            <text:p>944.313</text:p>
          </table:table-cell>
          <table:table-cell office:value-type="percentage" office:value="0.97073345237324249" table:style-name="ce47">
            <text:p>97,1%</text:p>
          </table:table-cell>
          <table:table-cell office:value-type="float" office:value="1038570" table:style-name="ce46">
            <text:p>1.038.570</text:p>
          </table:table-cell>
          <table:table-cell office:value-type="percentage" office:value="0.89073398909578372" table:style-name="ce47">
            <text:p>89,1%</text:p>
          </table:table-cell>
          <table:table-cell office:value-type="float" office:value="757378" table:style-name="ce46">
            <text:p>757.378</text:p>
          </table:table-cell>
          <table:table-cell office:value-type="percentage" office:value="0.79754222652794748" table:style-name="ce47">
            <text:p>79,8%</text:p>
          </table:table-cell>
          <table:table-cell office:value-type="float" office:value="609700" table:style-name="ce46">
            <text:p>609.700</text:p>
          </table:table-cell>
          <table:table-cell office:value-type="percentage" office:value="0.82117243004814977" table:style-name="ce47">
            <text:p>82,1%</text:p>
          </table:table-cell>
          <table:table-cell office:value-type="float" office:value="461063" table:style-name="ce46">
            <text:p>461.063</text:p>
          </table:table-cell>
          <table:table-cell office:value-type="percentage" office:value="0.83293227975474304" table:style-name="ce47">
            <text:p>83,3%</text:p>
          </table:table-cell>
          <table:table-cell office:value-type="float" office:value="5387867" table:style-name="ce46">
            <text:p>5.387.86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129203435901051" table:style-name="ce47">
            <text:p>90,1%</text:p>
          </table:table-cell>
          <table:table-cell office:value-type="percentage" office:value="0.79468377648716326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44" table:style-name="ce46">
            <text:p>74.044</text:p>
          </table:table-cell>
          <table:table-cell office:value-type="percentage" office:value="1" table:style-name="ce47">
            <text:p>100,0%</text:p>
          </table:table-cell>
          <table:table-cell office:value-type="float" office:value="103484" table:style-name="ce46">
            <text:p>103.484</text:p>
          </table:table-cell>
          <table:table-cell office:value-type="percentage" office:value="1" table:style-name="ce47">
            <text:p>100,0%</text:p>
          </table:table-cell>
          <table:table-cell office:value-type="float" office:value="148627" table:style-name="ce46">
            <text:p>148.627</text:p>
          </table:table-cell>
          <table:table-cell office:value-type="percentage" office:value="1" table:style-name="ce47">
            <text:p>100,0%</text:p>
          </table:table-cell>
          <table:table-cell office:value-type="float" office:value="207876" table:style-name="ce46">
            <text:p>207.876</text:p>
          </table:table-cell>
          <table:table-cell office:value-type="percentage" office:value="0.97477210488802191" table:style-name="ce47">
            <text:p>97,5%</text:p>
          </table:table-cell>
          <table:table-cell office:value-type="float" office:value="232507" table:style-name="ce46">
            <text:p>232.507</text:p>
          </table:table-cell>
          <table:table-cell office:value-type="percentage" office:value="0.91481643236267352" table:style-name="ce47">
            <text:p>91,5%</text:p>
          </table:table-cell>
          <table:table-cell office:value-type="float" office:value="168489" table:style-name="ce46">
            <text:p>168.489</text:p>
          </table:table-cell>
          <table:table-cell office:value-type="percentage" office:value="0.80615589249915076" table:style-name="ce47">
            <text:p>80,6%</text:p>
          </table:table-cell>
          <table:table-cell office:value-type="float" office:value="142500" table:style-name="ce46">
            <text:p>142.500</text:p>
          </table:table-cell>
          <table:table-cell office:value-type="percentage" office:value="0.82729552737912782" table:style-name="ce47">
            <text:p>82,7%</text:p>
          </table:table-cell>
          <table:table-cell office:value-type="float" office:value="121378" table:style-name="ce46">
            <text:p>121.378</text:p>
          </table:table-cell>
          <table:table-cell office:value-type="percentage" office:value="0.8554131957658534" table:style-name="ce47">
            <text:p>85,5%</text:p>
          </table:table-cell>
          <table:table-cell office:value-type="float" office:value="1198905" table:style-name="ce46">
            <text:p>1.198.90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509895530009455" table:style-name="ce47">
            <text:p>91,5%</text:p>
          </table:table-cell>
          <table:table-cell office:value-type="percentage" office:value="0.79331957431293676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2" table:style-name="ce46">
            <text:p>42.522</text:p>
          </table:table-cell>
          <table:table-cell office:value-type="percentage" office:value="1" table:style-name="ce47">
            <text:p>100,0%</text:p>
          </table:table-cell>
          <table:table-cell office:value-type="float" office:value="55912" table:style-name="ce46">
            <text:p>55.912</text:p>
          </table:table-cell>
          <table:table-cell office:value-type="percentage" office:value="1" table:style-name="ce47">
            <text:p>100,0%</text:p>
          </table:table-cell>
          <table:table-cell office:value-type="float" office:value="72362" table:style-name="ce46">
            <text:p>72.362</text:p>
          </table:table-cell>
          <table:table-cell office:value-type="percentage" office:value="0.9799306646443855" table:style-name="ce47">
            <text:p>98,0%</text:p>
          </table:table-cell>
          <table:table-cell office:value-type="float" office:value="92040" table:style-name="ce46">
            <text:p>92.040</text:p>
          </table:table-cell>
          <table:table-cell office:value-type="percentage" office:value="0.95186878193062652" table:style-name="ce47">
            <text:p>95,2%</text:p>
          </table:table-cell>
          <table:table-cell office:value-type="float" office:value="95567" table:style-name="ce46">
            <text:p>95.567</text:p>
          </table:table-cell>
          <table:table-cell office:value-type="percentage" office:value="0.8848632432732727" table:style-name="ce47">
            <text:p>88,5%</text:p>
          </table:table-cell>
          <table:table-cell office:value-type="float" office:value="64392" table:style-name="ce46">
            <text:p>64.392</text:p>
          </table:table-cell>
          <table:table-cell office:value-type="percentage" office:value="0.7916302971441217" table:style-name="ce47">
            <text:p>79,2%</text:p>
          </table:table-cell>
          <table:table-cell office:value-type="float" office:value="57583" table:style-name="ce46">
            <text:p>57.583</text:p>
          </table:table-cell>
          <table:table-cell office:value-type="percentage" office:value="0.84523023177301215" table:style-name="ce47">
            <text:p>84,5%</text:p>
          </table:table-cell>
          <table:table-cell office:value-type="float" office:value="49529" table:style-name="ce46">
            <text:p>49.529</text:p>
          </table:table-cell>
          <table:table-cell office:value-type="percentage" office:value="0.87836064410867565" table:style-name="ce47">
            <text:p>87,8%</text:p>
          </table:table-cell>
          <table:table-cell office:value-type="float" office:value="529907" table:style-name="ce46">
            <text:p>529.90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150486622608595" table:style-name="ce47">
            <text:p>91,2%</text:p>
          </table:table-cell>
          <table:table-cell office:value-type="percentage" office:value="0.80143588068306415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84" table:style-name="ce46">
            <text:p>164.284</text:p>
          </table:table-cell>
          <table:table-cell office:value-type="percentage" office:value="1" table:style-name="ce47">
            <text:p>100,0%</text:p>
          </table:table-cell>
          <table:table-cell office:value-type="float" office:value="213853" table:style-name="ce46">
            <text:p>213.853</text:p>
          </table:table-cell>
          <table:table-cell office:value-type="percentage" office:value="1" table:style-name="ce47">
            <text:p>100,0%</text:p>
          </table:table-cell>
          <table:table-cell office:value-type="float" office:value="278794" table:style-name="ce46">
            <text:p>278.794</text:p>
          </table:table-cell>
          <table:table-cell office:value-type="percentage" office:value="0.99526986744919121" table:style-name="ce47">
            <text:p>99,5%</text:p>
          </table:table-cell>
          <table:table-cell office:value-type="float" office:value="324347" table:style-name="ce46">
            <text:p>324.347</text:p>
          </table:table-cell>
          <table:table-cell office:value-type="percentage" office:value="0.95402630177923797" table:style-name="ce47">
            <text:p>95,4%</text:p>
          </table:table-cell>
          <table:table-cell office:value-type="float" office:value="321341" table:style-name="ce46">
            <text:p>321.341</text:p>
          </table:table-cell>
          <table:table-cell office:value-type="percentage" office:value="0.88735630279482958" table:style-name="ce47">
            <text:p>88,7%</text:p>
          </table:table-cell>
          <table:table-cell office:value-type="float" office:value="204265" table:style-name="ce46">
            <text:p>204.265</text:p>
          </table:table-cell>
          <table:table-cell office:value-type="percentage" office:value="0.78399726724571372" table:style-name="ce47">
            <text:p>78,4%</text:p>
          </table:table-cell>
          <table:table-cell office:value-type="float" office:value="165562" table:style-name="ce46">
            <text:p>165.562</text:p>
          </table:table-cell>
          <table:table-cell office:value-type="percentage" office:value="0.82150902577232621" table:style-name="ce47">
            <text:p>82,2%</text:p>
          </table:table-cell>
          <table:table-cell office:value-type="float" office:value="148146" table:style-name="ce46">
            <text:p>148.146</text:p>
          </table:table-cell>
          <table:table-cell office:value-type="percentage" office:value="0.8786520052667165" table:style-name="ce47">
            <text:p>87,9%</text:p>
          </table:table-cell>
          <table:table-cell office:value-type="float" office:value="1820592" table:style-name="ce46">
            <text:p>1.820.59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76634610974207" table:style-name="ce47">
            <text:p>91,8%</text:p>
          </table:table-cell>
          <table:table-cell office:value-type="percentage" office:value="0.81990034694826042" table:style-name="ce47">
            <text:p>8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5" table:style-name="ce46">
            <text:p>2.405</text:p>
          </table:table-cell>
          <table:table-cell office:value-type="percentage" office:value="0.92322456813819576" table:style-name="ce47">
            <text:p>92,3%</text:p>
          </table:table-cell>
          <table:table-cell office:value-type="float" office:value="3900" table:style-name="ce46">
            <text:p>3.900</text:p>
          </table:table-cell>
          <table:table-cell office:value-type="percentage" office:value="0.90319592403890692" table:style-name="ce47">
            <text:p>90,3%</text:p>
          </table:table-cell>
          <table:table-cell office:value-type="float" office:value="7674" table:style-name="ce46">
            <text:p>7.674</text:p>
          </table:table-cell>
          <table:table-cell office:value-type="percentage" office:value="0.97670866743031692" table:style-name="ce47">
            <text:p>97,7%</text:p>
          </table:table-cell>
          <table:table-cell office:value-type="float" office:value="10617" table:style-name="ce46">
            <text:p>10.617</text:p>
          </table:table-cell>
          <table:table-cell office:value-type="percentage" office:value="0.91874350986500519" table:style-name="ce47">
            <text:p>91,9%</text:p>
          </table:table-cell>
          <table:table-cell office:value-type="float" office:value="11206" table:style-name="ce46">
            <text:p>11.206</text:p>
          </table:table-cell>
          <table:table-cell office:value-type="percentage" office:value="0.88641037810473022" table:style-name="ce47">
            <text:p>88,6%</text:p>
          </table:table-cell>
          <table:table-cell office:value-type="float" office:value="9319" table:style-name="ce46">
            <text:p>9.319</text:p>
          </table:table-cell>
          <table:table-cell office:value-type="percentage" office:value="0.78350428787624016" table:style-name="ce47">
            <text:p>78,4%</text:p>
          </table:table-cell>
          <table:table-cell office:value-type="float" office:value="9335" table:style-name="ce46">
            <text:p>9.335</text:p>
          </table:table-cell>
          <table:table-cell office:value-type="percentage" office:value="0.85118993343667371" table:style-name="ce47">
            <text:p>85,1%</text:p>
          </table:table-cell>
          <table:table-cell office:value-type="float" office:value="8644" table:style-name="ce46">
            <text:p>8.644</text:p>
          </table:table-cell>
          <table:table-cell office:value-type="percentage" office:value="0.94718387026079331" table:style-name="ce47">
            <text:p>94,7%</text:p>
          </table:table-cell>
          <table:table-cell office:value-type="float" office:value="63100" table:style-name="ce46">
            <text:p>63.10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917071795955749" table:style-name="ce47">
            <text:p>88,9%</text:p>
          </table:table-cell>
          <table:table-cell office:value-type="percentage" office:value="0.74938837557302673" table:style-name="ce47">
            <text:p>74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20" table:style-name="ce46">
            <text:p>2.020</text:p>
          </table:table-cell>
          <table:table-cell office:value-type="percentage" office:value="0.85994040017028528" table:style-name="ce47">
            <text:p>86,0%</text:p>
          </table:table-cell>
          <table:table-cell office:value-type="float" office:value="3330" table:style-name="ce46">
            <text:p>3.330</text:p>
          </table:table-cell>
          <table:table-cell office:value-type="percentage" office:value="0.88847385272145141" table:style-name="ce47">
            <text:p>88,8%</text:p>
          </table:table-cell>
          <table:table-cell office:value-type="float" office:value="7201" table:style-name="ce46">
            <text:p>7.201</text:p>
          </table:table-cell>
          <table:table-cell office:value-type="percentage" office:value="0.92002044205953748" table:style-name="ce47">
            <text:p>92,0%</text:p>
          </table:table-cell>
          <table:table-cell office:value-type="float" office:value="9735" table:style-name="ce46">
            <text:p>9.735</text:p>
          </table:table-cell>
          <table:table-cell office:value-type="percentage" office:value="0.8615806708558279" table:style-name="ce47">
            <text:p>86,2%</text:p>
          </table:table-cell>
          <table:table-cell office:value-type="float" office:value="10135" table:style-name="ce46">
            <text:p>10.135</text:p>
          </table:table-cell>
          <table:table-cell office:value-type="percentage" office:value="0.84444259290118318" table:style-name="ce47">
            <text:p>84,4%</text:p>
          </table:table-cell>
          <table:table-cell office:value-type="float" office:value="8743" table:style-name="ce46">
            <text:p>8.743</text:p>
          </table:table-cell>
          <table:table-cell office:value-type="percentage" office:value="0.72059671969010142" table:style-name="ce47">
            <text:p>72,1%</text:p>
          </table:table-cell>
          <table:table-cell office:value-type="float" office:value="8976" table:style-name="ce46">
            <text:p>8.976</text:p>
          </table:table-cell>
          <table:table-cell office:value-type="percentage" office:value="0.74831179658190916" table:style-name="ce47">
            <text:p>74,8%</text:p>
          </table:table-cell>
          <table:table-cell office:value-type="float" office:value="8162" table:style-name="ce46">
            <text:p>8.162</text:p>
          </table:table-cell>
          <table:table-cell office:value-type="percentage" office:value="0.85251723417589309" table:style-name="ce47">
            <text:p>85,3%</text:p>
          </table:table-cell>
          <table:table-cell office:value-type="float" office:value="58302" table:style-name="ce46">
            <text:p>58.30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200008459401919" table:style-name="ce47">
            <text:p>82,2%</text:p>
          </table:table-cell>
          <table:table-cell office:value-type="percentage" office:value="0.6695530341311039" table:style-name="ce47">
            <text:p>67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4" table:style-name="ce46">
            <text:p>3.674</text:p>
          </table:table-cell>
          <table:table-cell office:value-type="string" table:style-name="ce47">
            <text:p>-</text:p>
          </table:table-cell>
          <table:table-cell office:value-type="float" office:value="9770" table:style-name="ce46">
            <text:p>9.770</text:p>
          </table:table-cell>
          <table:table-cell office:value-type="string" table:style-name="ce47">
            <text:p>-</text:p>
          </table:table-cell>
          <table:table-cell office:value-type="float" office:value="22787" table:style-name="ce46">
            <text:p>22.787</text:p>
          </table:table-cell>
          <table:table-cell office:value-type="string" table:style-name="ce47">
            <text:p>-</text:p>
          </table:table-cell>
          <table:table-cell office:value-type="float" office:value="32836" table:style-name="ce46">
            <text:p>32.836</text:p>
          </table:table-cell>
          <table:table-cell office:value-type="string" table:style-name="ce47">
            <text:p>-</text:p>
          </table:table-cell>
          <table:table-cell office:value-type="float" office:value="24884" table:style-name="ce46">
            <text:p>24.884</text:p>
          </table:table-cell>
          <table:table-cell office:value-type="string" table:style-name="ce47">
            <text:p>-</text:p>
          </table:table-cell>
          <table:table-cell office:value-type="float" office:value="1203" table:style-name="ce46">
            <text:p>1.203</text:p>
          </table:table-cell>
          <table:table-cell office:value-type="string" table:style-name="ce47">
            <text:p>-</text:p>
          </table:table-cell>
          <table:table-cell office:value-type="float" office:value="95206" table:style-name="ce46">
            <text:p>95.20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3" table:style-name="ce49">
            <text:p>243</text:p>
          </table:table-cell>
          <table:table-cell office:value-type="string" table:style-name="ce50">
            <text:p>-</text:p>
          </table:table-cell>
          <table:table-cell office:value-type="float" office:value="735" table:style-name="ce49">
            <text:p>735</text:p>
          </table:table-cell>
          <table:table-cell office:value-type="string" table:style-name="ce50">
            <text:p>-</text:p>
          </table:table-cell>
          <table:table-cell office:value-type="float" office:value="1421" table:style-name="ce49">
            <text:p>1.421</text:p>
          </table:table-cell>
          <table:table-cell office:value-type="string" table:style-name="ce50">
            <text:p>-</text:p>
          </table:table-cell>
          <table:table-cell office:value-type="float" office:value="1683" table:style-name="ce49">
            <text:p>1.683</text:p>
          </table:table-cell>
          <table:table-cell office:value-type="string" table:style-name="ce50">
            <text:p>-</text:p>
          </table:table-cell>
          <table:table-cell office:value-type="float" office:value="1384" table:style-name="ce49">
            <text:p>1.384</text:p>
          </table:table-cell>
          <table:table-cell office:value-type="string" table:style-name="ce50">
            <text:p>-</text:p>
          </table:table-cell>
          <table:table-cell office:value-type="float" office:value="179" table:style-name="ce49">
            <text:p>179</text:p>
          </table:table-cell>
          <table:table-cell office:value-type="string" table:style-name="ce50">
            <text:p>-</text:p>
          </table:table-cell>
          <table:table-cell office:value-type="float" office:value="5715" table:style-name="ce49">
            <text:p>5.71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0274" table:style-name="ce53">
            <text:p>2.940.274</text:p>
          </table:table-cell>
          <table:table-cell office:value-type="percentage" office:value="1" table:style-name="ce54">
            <text:p>100,0%</text:p>
          </table:table-cell>
          <table:table-cell office:value-type="float" office:value="3947084" table:style-name="ce53">
            <text:p>3.947.084</text:p>
          </table:table-cell>
          <table:table-cell office:value-type="percentage" office:value="0.99672705739454981" table:style-name="ce54">
            <text:p>99,7%</text:p>
          </table:table-cell>
          <table:table-cell office:value-type="float" office:value="5288221" table:style-name="ce53">
            <text:p>5.288.221</text:p>
          </table:table-cell>
          <table:table-cell office:value-type="percentage" office:value="0.99086282032592932" table:style-name="ce54">
            <text:p>99,1%</text:p>
          </table:table-cell>
          <table:table-cell office:value-type="float" office:value="6696793" table:style-name="ce53">
            <text:p>6.696.793</text:p>
          </table:table-cell>
          <table:table-cell office:value-type="percentage" office:value="0.95215436382264618" table:style-name="ce54">
            <text:p>95,2%</text:p>
          </table:table-cell>
          <table:table-cell office:value-type="float" office:value="7004188" table:style-name="ce53">
            <text:p>7.004.188</text:p>
          </table:table-cell>
          <table:table-cell office:value-type="percentage" office:value="0.88753439198493311" table:style-name="ce54">
            <text:p>88,8%</text:p>
          </table:table-cell>
          <table:table-cell office:value-type="float" office:value="4944357" table:style-name="ce53">
            <text:p>4.944.357</text:p>
          </table:table-cell>
          <table:table-cell office:value-type="percentage" office:value="0.79358542296541656" table:style-name="ce54">
            <text:p>79,4%</text:p>
          </table:table-cell>
          <table:table-cell office:value-type="float" office:value="4039755" table:style-name="ce53">
            <text:p>4.039.755</text:p>
          </table:table-cell>
          <table:table-cell office:value-type="percentage" office:value="0.81699678844162571" table:style-name="ce54">
            <text:p>81,7%</text:p>
          </table:table-cell>
          <table:table-cell office:value-type="float" office:value="3376797" table:style-name="ce53">
            <text:p>3.376.797</text:p>
          </table:table-cell>
          <table:table-cell office:value-type="percentage" office:value="0.86836453238960409" table:style-name="ce54">
            <text:p>86,8%</text:p>
          </table:table-cell>
          <table:table-cell office:value-type="float" office:value="38237469" table:style-name="ce53">
            <text:p>38.237.46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782587972168072" table:style-name="ce54">
            <text:p>90,8%</text:p>
          </table:table-cell>
          <table:table-cell office:value-type="percentage" office:value="0.80583410667829691" table:style-name="ce54">
            <text:p>80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283" table:style-name="ce43">
            <text:p>429.283</text:p>
          </table:table-cell>
          <table:table-cell office:value-type="percentage" office:value="1" table:style-name="ce44">
            <text:p>100,0%</text:p>
          </table:table-cell>
          <table:table-cell office:value-type="float" office:value="650268" table:style-name="ce43">
            <text:p>650.268</text:p>
          </table:table-cell>
          <table:table-cell office:value-type="percentage" office:value="0.99982625568705108" table:style-name="ce44">
            <text:p>100,0%</text:p>
          </table:table-cell>
          <table:table-cell office:value-type="float" office:value="923002" table:style-name="ce43">
            <text:p>923.002</text:p>
          </table:table-cell>
          <table:table-cell office:value-type="percentage" office:value="1.0074824236721835" table:style-name="ce44">
            <text:p>100,7%</text:p>
          </table:table-cell>
          <table:table-cell office:value-type="float" office:value="1208436" table:style-name="ce43">
            <text:p>1.208.436</text:p>
          </table:table-cell>
          <table:table-cell office:value-type="percentage" office:value="0.95526951726493081" table:style-name="ce44">
            <text:p>95,5%</text:p>
          </table:table-cell>
          <table:table-cell office:value-type="float" office:value="1241442" table:style-name="ce43">
            <text:p>1.241.442</text:p>
          </table:table-cell>
          <table:table-cell office:value-type="percentage" office:value="0.89627424168696579" table:style-name="ce44">
            <text:p>89,6%</text:p>
          </table:table-cell>
          <table:table-cell office:value-type="float" office:value="914276" table:style-name="ce43">
            <text:p>914.276</text:p>
          </table:table-cell>
          <table:table-cell office:value-type="percentage" office:value="0.80184385954603377" table:style-name="ce44">
            <text:p>80,2%</text:p>
          </table:table-cell>
          <table:table-cell office:value-type="float" office:value="749704" table:style-name="ce43">
            <text:p>749.704</text:p>
          </table:table-cell>
          <table:table-cell office:value-type="percentage" office:value="0.80728610316667238" table:style-name="ce44">
            <text:p>80,7%</text:p>
          </table:table-cell>
          <table:table-cell office:value-type="float" office:value="658798" table:style-name="ce43">
            <text:p>658.798</text:p>
          </table:table-cell>
          <table:table-cell office:value-type="percentage" office:value="0.87500581081063133" table:style-name="ce44">
            <text:p>87,5%</text:p>
          </table:table-cell>
          <table:table-cell office:value-type="float" office:value="6775209" table:style-name="ce43">
            <text:p>6.775.20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918300182166467" table:style-name="ce44">
            <text:p>90,9%</text:p>
          </table:table-cell>
          <table:table-cell office:value-type="percentage" office:value="0.80043478512562771" table:style-name="ce44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100" table:style-name="ce46">
            <text:p>100.100</text:p>
          </table:table-cell>
          <table:table-cell office:value-type="percentage" office:value="1" table:style-name="ce47">
            <text:p>100,0%</text:p>
          </table:table-cell>
          <table:table-cell office:value-type="float" office:value="118685" table:style-name="ce46">
            <text:p>118.685</text:p>
          </table:table-cell>
          <table:table-cell office:value-type="percentage" office:value="0.99773023412214701" table:style-name="ce47">
            <text:p>99,8%</text:p>
          </table:table-cell>
          <table:table-cell office:value-type="float" office:value="152776" table:style-name="ce46">
            <text:p>152.776</text:p>
          </table:table-cell>
          <table:table-cell office:value-type="percentage" office:value="0.97703479634449719" table:style-name="ce47">
            <text:p>97,7%</text:p>
          </table:table-cell>
          <table:table-cell office:value-type="float" office:value="184317" table:style-name="ce46">
            <text:p>184.317</text:p>
          </table:table-cell>
          <table:table-cell office:value-type="percentage" office:value="0.92964502234372004" table:style-name="ce47">
            <text:p>93,0%</text:p>
          </table:table-cell>
          <table:table-cell office:value-type="float" office:value="185908" table:style-name="ce46">
            <text:p>185.908</text:p>
          </table:table-cell>
          <table:table-cell office:value-type="percentage" office:value="0.86491767584894597" table:style-name="ce47">
            <text:p>86,5%</text:p>
          </table:table-cell>
          <table:table-cell office:value-type="float" office:value="123218" table:style-name="ce46">
            <text:p>123.218</text:p>
          </table:table-cell>
          <table:table-cell office:value-type="percentage" office:value="0.75002130431077507" table:style-name="ce47">
            <text:p>75,0%</text:p>
          </table:table-cell>
          <table:table-cell office:value-type="float" office:value="101278" table:style-name="ce46">
            <text:p>101.278</text:p>
          </table:table-cell>
          <table:table-cell office:value-type="percentage" office:value="0.77666582311485344" table:style-name="ce47">
            <text:p>77,7%</text:p>
          </table:table-cell>
          <table:table-cell office:value-type="float" office:value="86101" table:style-name="ce46">
            <text:p>86.101</text:p>
          </table:table-cell>
          <table:table-cell office:value-type="percentage" office:value="0.83504834689503338" table:style-name="ce47">
            <text:p>83,5%</text:p>
          </table:table-cell>
          <table:table-cell office:value-type="float" office:value="1052383" table:style-name="ce46">
            <text:p>1.052.38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798650616723507" table:style-name="ce47">
            <text:p>88,8%</text:p>
          </table:table-cell>
          <table:table-cell office:value-type="percentage" office:value="0.7916278957808500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9" table:style-name="ce46">
            <text:p>88.189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5" table:style-name="ce46">
            <text:p>113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56" table:style-name="ce46">
            <text:p>147.456</text:p>
          </table:table-cell>
          <table:table-cell office:value-type="percentage" office:value="0.98532595621842678" table:style-name="ce47">
            <text:p>98,5%</text:p>
          </table:table-cell>
          <table:table-cell office:value-type="float" office:value="152556" table:style-name="ce46">
            <text:p>152.556</text:p>
          </table:table-cell>
          <table:table-cell office:value-type="percentage" office:value="0.93796919671677581" table:style-name="ce47">
            <text:p>93,8%</text:p>
          </table:table-cell>
          <table:table-cell office:value-type="float" office:value="149961" table:style-name="ce46">
            <text:p>149.961</text:p>
          </table:table-cell>
          <table:table-cell office:value-type="percentage" office:value="0.89800770092159554" table:style-name="ce47">
            <text:p>89,8%</text:p>
          </table:table-cell>
          <table:table-cell office:value-type="float" office:value="89675" table:style-name="ce46">
            <text:p>89.675</text:p>
          </table:table-cell>
          <table:table-cell office:value-type="percentage" office:value="0.78352307974591751" table:style-name="ce47">
            <text:p>78,4%</text:p>
          </table:table-cell>
          <table:table-cell office:value-type="float" office:value="65272" table:style-name="ce46">
            <text:p>65.272</text:p>
          </table:table-cell>
          <table:table-cell office:value-type="percentage" office:value="0.82506857453451476" table:style-name="ce47">
            <text:p>82,5%</text:p>
          </table:table-cell>
          <table:table-cell office:value-type="float" office:value="59717" table:style-name="ce46">
            <text:p>59.717</text:p>
          </table:table-cell>
          <table:table-cell office:value-type="percentage" office:value="0.93307812499999998" table:style-name="ce47">
            <text:p>93,3%</text:p>
          </table:table-cell>
          <table:table-cell office:value-type="float" office:value="866781" table:style-name="ce46">
            <text:p>866.78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10358839609519" table:style-name="ce47">
            <text:p>92,8%</text:p>
          </table:table-cell>
          <table:table-cell office:value-type="percentage" office:value="0.85079958067657124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34" table:style-name="ce46">
            <text:p>51.034</text:p>
          </table:table-cell>
          <table:table-cell office:value-type="percentage" office:value="1" table:style-name="ce47">
            <text:p>100,0%</text:p>
          </table:table-cell>
          <table:table-cell office:value-type="float" office:value="78989" table:style-name="ce46">
            <text:p>78.989</text:p>
          </table:table-cell>
          <table:table-cell office:value-type="percentage" office:value="0.98103482537632269" table:style-name="ce47">
            <text:p>98,1%</text:p>
          </table:table-cell>
          <table:table-cell office:value-type="float" office:value="109664" table:style-name="ce46">
            <text:p>109.664</text:p>
          </table:table-cell>
          <table:table-cell office:value-type="percentage" office:value="0.93545222680007845" table:style-name="ce47">
            <text:p>93,5%</text:p>
          </table:table-cell>
          <table:table-cell office:value-type="float" office:value="149183" table:style-name="ce46">
            <text:p>149.183</text:p>
          </table:table-cell>
          <table:table-cell office:value-type="percentage" office:value="0.89979312050278348" table:style-name="ce47">
            <text:p>90,0%</text:p>
          </table:table-cell>
          <table:table-cell office:value-type="float" office:value="166146" table:style-name="ce46">
            <text:p>166.146</text:p>
          </table:table-cell>
          <table:table-cell office:value-type="percentage" office:value="0.80586112566206858" table:style-name="ce47">
            <text:p>80,6%</text:p>
          </table:table-cell>
          <table:table-cell office:value-type="float" office:value="124647" table:style-name="ce46">
            <text:p>124.647</text:p>
          </table:table-cell>
          <table:table-cell office:value-type="percentage" office:value="0.68417065981656211" table:style-name="ce47">
            <text:p>68,4%</text:p>
          </table:table-cell>
          <table:table-cell office:value-type="float" office:value="95095" table:style-name="ce46">
            <text:p>95.095</text:p>
          </table:table-cell>
          <table:table-cell office:value-type="percentage" office:value="0.68938394397645386" table:style-name="ce47">
            <text:p>68,9%</text:p>
          </table:table-cell>
          <table:table-cell office:value-type="float" office:value="73553" table:style-name="ce46">
            <text:p>73.553</text:p>
          </table:table-cell>
          <table:table-cell office:value-type="percentage" office:value="0.77034981147884374" table:style-name="ce47">
            <text:p>77,0%</text:p>
          </table:table-cell>
          <table:table-cell office:value-type="float" office:value="848311" table:style-name="ce46">
            <text:p>848.31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972949180909238" table:style-name="ce47">
            <text:p>82,0%</text:p>
          </table:table-cell>
          <table:table-cell office:value-type="percentage" office:value="0.72409719489596203" table:style-name="ce47">
            <text:p>7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77" table:style-name="ce46">
            <text:p>92.077</text:p>
          </table:table-cell>
          <table:table-cell office:value-type="percentage" office:value="1" table:style-name="ce47">
            <text:p>100,0%</text:p>
          </table:table-cell>
          <table:table-cell office:value-type="float" office:value="150446" table:style-name="ce46">
            <text:p>150.446</text:p>
          </table:table-cell>
          <table:table-cell office:value-type="percentage" office:value="0.97356517462515613" table:style-name="ce47">
            <text:p>97,4%</text:p>
          </table:table-cell>
          <table:table-cell office:value-type="float" office:value="221357" table:style-name="ce46">
            <text:p>221.357</text:p>
          </table:table-cell>
          <table:table-cell office:value-type="percentage" office:value="0.94157606383883752" table:style-name="ce47">
            <text:p>94,2%</text:p>
          </table:table-cell>
          <table:table-cell office:value-type="float" office:value="318916" table:style-name="ce46">
            <text:p>318.916</text:p>
          </table:table-cell>
          <table:table-cell office:value-type="percentage" office:value="0.90985757976902359" table:style-name="ce47">
            <text:p>91,0%</text:p>
          </table:table-cell>
          <table:table-cell office:value-type="float" office:value="314754" table:style-name="ce46">
            <text:p>314.754</text:p>
          </table:table-cell>
          <table:table-cell office:value-type="percentage" office:value="0.81138057970117861" table:style-name="ce47">
            <text:p>81,1%</text:p>
          </table:table-cell>
          <table:table-cell office:value-type="float" office:value="223786" table:style-name="ce46">
            <text:p>223.786</text:p>
          </table:table-cell>
          <table:table-cell office:value-type="percentage" office:value="0.71972187023612733" table:style-name="ce47">
            <text:p>72,0%</text:p>
          </table:table-cell>
          <table:table-cell office:value-type="float" office:value="180150" table:style-name="ce46">
            <text:p>180.150</text:p>
          </table:table-cell>
          <table:table-cell office:value-type="percentage" office:value="0.71559654892988223" table:style-name="ce47">
            <text:p>71,6%</text:p>
          </table:table-cell>
          <table:table-cell office:value-type="float" office:value="146416" table:style-name="ce46">
            <text:p>146.416</text:p>
          </table:table-cell>
          <table:table-cell office:value-type="percentage" office:value="0.81434061747415143" table:style-name="ce47">
            <text:p>81,4%</text:p>
          </table:table-cell>
          <table:table-cell office:value-type="float" office:value="1647902" table:style-name="ce46">
            <text:p>1.647.90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043444068515805" table:style-name="ce47">
            <text:p>84,0%</text:p>
          </table:table-cell>
          <table:table-cell office:value-type="percentage" office:value="0.75732461010169339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14" table:style-name="ce46">
            <text:p>42.014</text:p>
          </table:table-cell>
          <table:table-cell office:value-type="percentage" office:value="1" table:style-name="ce47">
            <text:p>100,0%</text:p>
          </table:table-cell>
          <table:table-cell office:value-type="float" office:value="55817" table:style-name="ce46">
            <text:p>55.817</text:p>
          </table:table-cell>
          <table:table-cell office:value-type="percentage" office:value="1" table:style-name="ce47">
            <text:p>100,0%</text:p>
          </table:table-cell>
          <table:table-cell office:value-type="float" office:value="76400" table:style-name="ce46">
            <text:p>76.400</text:p>
          </table:table-cell>
          <table:table-cell office:value-type="percentage" office:value="0.98778201564419166" table:style-name="ce47">
            <text:p>98,8%</text:p>
          </table:table-cell>
          <table:table-cell office:value-type="float" office:value="83824" table:style-name="ce46">
            <text:p>83.824</text:p>
          </table:table-cell>
          <table:table-cell office:value-type="percentage" office:value="0.93175047796896537" table:style-name="ce47">
            <text:p>93,2%</text:p>
          </table:table-cell>
          <table:table-cell office:value-type="float" office:value="87041" table:style-name="ce46">
            <text:p>87.041</text:p>
          </table:table-cell>
          <table:table-cell office:value-type="percentage" office:value="0.89027196759709115" table:style-name="ce47">
            <text:p>89,0%</text:p>
          </table:table-cell>
          <table:table-cell office:value-type="float" office:value="54302" table:style-name="ce46">
            <text:p>54.302</text:p>
          </table:table-cell>
          <table:table-cell office:value-type="percentage" office:value="0.77053623373490554" table:style-name="ce47">
            <text:p>77,1%</text:p>
          </table:table-cell>
          <table:table-cell office:value-type="float" office:value="40669" table:style-name="ce46">
            <text:p>40.669</text:p>
          </table:table-cell>
          <table:table-cell office:value-type="percentage" office:value="0.80524700524700521" table:style-name="ce47">
            <text:p>80,5%</text:p>
          </table:table-cell>
          <table:table-cell office:value-type="float" office:value="39012" table:style-name="ce46">
            <text:p>39.012</text:p>
          </table:table-cell>
          <table:table-cell office:value-type="percentage" office:value="0.88738257170802726" table:style-name="ce47">
            <text:p>88,7%</text:p>
          </table:table-cell>
          <table:table-cell office:value-type="float" office:value="479079" table:style-name="ce46">
            <text:p>479.07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05136541334453" table:style-name="ce47">
            <text:p>91,4%</text:p>
          </table:table-cell>
          <table:table-cell office:value-type="percentage" office:value="0.82188178176546778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302" table:style-name="ce46">
            <text:p>227.302</text:p>
          </table:table-cell>
          <table:table-cell office:value-type="percentage" office:value="1" table:style-name="ce47">
            <text:p>100,0%</text:p>
          </table:table-cell>
          <table:table-cell office:value-type="float" office:value="249459" table:style-name="ce46">
            <text:p>249.459</text:p>
          </table:table-cell>
          <table:table-cell office:value-type="percentage" office:value="1" table:style-name="ce47">
            <text:p>100,0%</text:p>
          </table:table-cell>
          <table:table-cell office:value-type="float" office:value="318549" table:style-name="ce46">
            <text:p>318.549</text:p>
          </table:table-cell>
          <table:table-cell office:value-type="percentage" office:value="0.99991838656517307" table:style-name="ce47">
            <text:p>100,0%</text:p>
          </table:table-cell>
          <table:table-cell office:value-type="float" office:value="349573" table:style-name="ce46">
            <text:p>349.573</text:p>
          </table:table-cell>
          <table:table-cell office:value-type="percentage" office:value="0.91709319866203187" table:style-name="ce47">
            <text:p>91,7%</text:p>
          </table:table-cell>
          <table:table-cell office:value-type="float" office:value="316866" table:style-name="ce46">
            <text:p>316.866</text:p>
          </table:table-cell>
          <table:table-cell office:value-type="percentage" office:value="0.87217627062660852" table:style-name="ce47">
            <text:p>87,2%</text:p>
          </table:table-cell>
          <table:table-cell office:value-type="float" office:value="208153" table:style-name="ce46">
            <text:p>208.153</text:p>
          </table:table-cell>
          <table:table-cell office:value-type="percentage" office:value="0.77731969542502699" table:style-name="ce47">
            <text:p>77,7%</text:p>
          </table:table-cell>
          <table:table-cell office:value-type="float" office:value="168175" table:style-name="ce46">
            <text:p>168.175</text:p>
          </table:table-cell>
          <table:table-cell office:value-type="percentage" office:value="0.79701525075116353" table:style-name="ce47">
            <text:p>79,7%</text:p>
          </table:table-cell>
          <table:table-cell office:value-type="float" office:value="136480" table:style-name="ce46">
            <text:p>136.480</text:p>
          </table:table-cell>
          <table:table-cell office:value-type="percentage" office:value="0.82544060190393242" table:style-name="ce47">
            <text:p>82,5%</text:p>
          </table:table-cell>
          <table:table-cell office:value-type="float" office:value="1974557" table:style-name="ce46">
            <text:p>1.974.55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731959932967354" table:style-name="ce47">
            <text:p>90,7%</text:p>
          </table:table-cell>
          <table:table-cell office:value-type="percentage" office:value="0.82447791531902137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698" table:style-name="ce46">
            <text:p>136.698</text:p>
          </table:table-cell>
          <table:table-cell office:value-type="percentage" office:value="1" table:style-name="ce47">
            <text:p>100,0%</text:p>
          </table:table-cell>
          <table:table-cell office:value-type="float" office:value="157556" table:style-name="ce46">
            <text:p>157.556</text:p>
          </table:table-cell>
          <table:table-cell office:value-type="percentage" office:value="0.99028918737154381" table:style-name="ce47">
            <text:p>99,0%</text:p>
          </table:table-cell>
          <table:table-cell office:value-type="float" office:value="217102" table:style-name="ce46">
            <text:p>217.102</text:p>
          </table:table-cell>
          <table:table-cell office:value-type="percentage" office:value="0.99385654904689535" table:style-name="ce47">
            <text:p>99,4%</text:p>
          </table:table-cell>
          <table:table-cell office:value-type="float" office:value="278083" table:style-name="ce46">
            <text:p>278.083</text:p>
          </table:table-cell>
          <table:table-cell office:value-type="percentage" office:value="0.90439966436623109" table:style-name="ce47">
            <text:p>90,4%</text:p>
          </table:table-cell>
          <table:table-cell office:value-type="float" office:value="277076" table:style-name="ce46">
            <text:p>277.076</text:p>
          </table:table-cell>
          <table:table-cell office:value-type="percentage" office:value="0.83808774821917398" table:style-name="ce47">
            <text:p>83,8%</text:p>
          </table:table-cell>
          <table:table-cell office:value-type="float" office:value="196172" table:style-name="ce46">
            <text:p>196.172</text:p>
          </table:table-cell>
          <table:table-cell office:value-type="percentage" office:value="0.73776330288340397" table:style-name="ce47">
            <text:p>73,8%</text:p>
          </table:table-cell>
          <table:table-cell office:value-type="float" office:value="163258" table:style-name="ce46">
            <text:p>163.258</text:p>
          </table:table-cell>
          <table:table-cell office:value-type="percentage" office:value="0.7485842935682222" table:style-name="ce47">
            <text:p>74,9%</text:p>
          </table:table-cell>
          <table:table-cell office:value-type="float" office:value="143643" table:style-name="ce46">
            <text:p>143.643</text:p>
          </table:table-cell>
          <table:table-cell office:value-type="percentage" office:value="0.82566734876876735" table:style-name="ce47">
            <text:p>82,6%</text:p>
          </table:table-cell>
          <table:table-cell office:value-type="float" office:value="1569588" table:style-name="ce46">
            <text:p>1.569.58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775867101876181" table:style-name="ce47">
            <text:p>86,8%</text:p>
          </table:table-cell>
          <table:table-cell office:value-type="percentage" office:value="0.7674417581278502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591" table:style-name="ce46">
            <text:p>453.591</text:p>
          </table:table-cell>
          <table:table-cell office:value-type="percentage" office:value="1" table:style-name="ce47">
            <text:p>100,0%</text:p>
          </table:table-cell>
          <table:table-cell office:value-type="float" office:value="614930" table:style-name="ce46">
            <text:p>614.930</text:p>
          </table:table-cell>
          <table:table-cell office:value-type="percentage" office:value="0.96794859686569323" table:style-name="ce47">
            <text:p>96,8%</text:p>
          </table:table-cell>
          <table:table-cell office:value-type="float" office:value="789468" table:style-name="ce46">
            <text:p>789.468</text:p>
          </table:table-cell>
          <table:table-cell office:value-type="percentage" office:value="0.94255382146745881" table:style-name="ce47">
            <text:p>94,3%</text:p>
          </table:table-cell>
          <table:table-cell office:value-type="float" office:value="1017432" table:style-name="ce46">
            <text:p>1.017.432</text:p>
          </table:table-cell>
          <table:table-cell office:value-type="percentage" office:value="0.93190203154481677" table:style-name="ce47">
            <text:p>93,2%</text:p>
          </table:table-cell>
          <table:table-cell office:value-type="float" office:value="1116114" table:style-name="ce46">
            <text:p>1.116.114</text:p>
          </table:table-cell>
          <table:table-cell office:value-type="percentage" office:value="0.84762465302960688" table:style-name="ce47">
            <text:p>84,8%</text:p>
          </table:table-cell>
          <table:table-cell office:value-type="float" office:value="761887" table:style-name="ce46">
            <text:p>761.887</text:p>
          </table:table-cell>
          <table:table-cell office:value-type="percentage" office:value="0.72932134337559307" table:style-name="ce47">
            <text:p>72,9%</text:p>
          </table:table-cell>
          <table:table-cell office:value-type="float" office:value="622345" table:style-name="ce46">
            <text:p>622.345</text:p>
          </table:table-cell>
          <table:table-cell office:value-type="percentage" office:value="0.74182743597537348" table:style-name="ce47">
            <text:p>74,2%</text:p>
          </table:table-cell>
          <table:table-cell office:value-type="float" office:value="521634" table:style-name="ce46">
            <text:p>521.634</text:p>
          </table:table-cell>
          <table:table-cell office:value-type="percentage" office:value="0.79497261363740268" table:style-name="ce47">
            <text:p>79,5%</text:p>
          </table:table-cell>
          <table:table-cell office:value-type="float" office:value="5897401" table:style-name="ce46">
            <text:p>5.897.40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863306524410488" table:style-name="ce47">
            <text:p>85,9%</text:p>
          </table:table-cell>
          <table:table-cell office:value-type="percentage" office:value="0.75797402704897732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43" table:style-name="ce46">
            <text:p>293.543</text:p>
          </table:table-cell>
          <table:table-cell office:value-type="percentage" office:value="1" table:style-name="ce47">
            <text:p>100,0%</text:p>
          </table:table-cell>
          <table:table-cell office:value-type="float" office:value="432179" table:style-name="ce46">
            <text:p>432.179</text:p>
          </table:table-cell>
          <table:table-cell office:value-type="percentage" office:value="0.98702102488912036" table:style-name="ce47">
            <text:p>98,7%</text:p>
          </table:table-cell>
          <table:table-cell office:value-type="float" office:value="566046" table:style-name="ce46">
            <text:p>566.046</text:p>
          </table:table-cell>
          <table:table-cell office:value-type="percentage" office:value="0.97471794024052572" table:style-name="ce47">
            <text:p>97,5%</text:p>
          </table:table-cell>
          <table:table-cell office:value-type="float" office:value="710490" table:style-name="ce46">
            <text:p>710.490</text:p>
          </table:table-cell>
          <table:table-cell office:value-type="percentage" office:value="0.94438108606018067" table:style-name="ce47">
            <text:p>94,4%</text:p>
          </table:table-cell>
          <table:table-cell office:value-type="float" office:value="746420" table:style-name="ce46">
            <text:p>746.420</text:p>
          </table:table-cell>
          <table:table-cell office:value-type="percentage" office:value="0.87650366139494684" table:style-name="ce47">
            <text:p>87,7%</text:p>
          </table:table-cell>
          <table:table-cell office:value-type="float" office:value="500913" table:style-name="ce46">
            <text:p>500.913</text:p>
          </table:table-cell>
          <table:table-cell office:value-type="percentage" office:value="0.77210951986793241" table:style-name="ce47">
            <text:p>77,2%</text:p>
          </table:table-cell>
          <table:table-cell office:value-type="float" office:value="414188" table:style-name="ce46">
            <text:p>414.188</text:p>
          </table:table-cell>
          <table:table-cell office:value-type="percentage" office:value="0.80249396465204237" table:style-name="ce47">
            <text:p>80,2%</text:p>
          </table:table-cell>
          <table:table-cell office:value-type="float" office:value="362822" table:style-name="ce46">
            <text:p>362.822</text:p>
          </table:table-cell>
          <table:table-cell office:value-type="percentage" office:value="0.85464194605340948" table:style-name="ce47">
            <text:p>85,5%</text:p>
          </table:table-cell>
          <table:table-cell office:value-type="float" office:value="4026601" table:style-name="ce46">
            <text:p>4.026.60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10098722078113" table:style-name="ce47">
            <text:p>89,7%</text:p>
          </table:table-cell>
          <table:table-cell office:value-type="percentage" office:value="0.79618745221067222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20" table:style-name="ce46">
            <text:p>77.520</text:p>
          </table:table-cell>
          <table:table-cell office:value-type="percentage" office:value="1" table:style-name="ce47">
            <text:p>100,0%</text:p>
          </table:table-cell>
          <table:table-cell office:value-type="float" office:value="95526" table:style-name="ce46">
            <text:p>95.526</text:p>
          </table:table-cell>
          <table:table-cell office:value-type="percentage" office:value="1" table:style-name="ce47">
            <text:p>100,0%</text:p>
          </table:table-cell>
          <table:table-cell office:value-type="float" office:value="131756" table:style-name="ce46">
            <text:p>131.756</text:p>
          </table:table-cell>
          <table:table-cell office:value-type="percentage" office:value="1.0515495183444137" table:style-name="ce47">
            <text:p>105,2%</text:p>
          </table:table-cell>
          <table:table-cell office:value-type="float" office:value="160428" table:style-name="ce46">
            <text:p>160.428</text:p>
          </table:table-cell>
          <table:table-cell office:value-type="percentage" office:value="0.9480663767019667" table:style-name="ce47">
            <text:p>94,8%</text:p>
          </table:table-cell>
          <table:table-cell office:value-type="float" office:value="144627" table:style-name="ce46">
            <text:p>144.627</text:p>
          </table:table-cell>
          <table:table-cell office:value-type="percentage" office:value="0.90678646218666537" table:style-name="ce47">
            <text:p>90,7%</text:p>
          </table:table-cell>
          <table:table-cell office:value-type="float" office:value="110988" table:style-name="ce46">
            <text:p>110.988</text:p>
          </table:table-cell>
          <table:table-cell office:value-type="percentage" office:value="0.83150158451891309" table:style-name="ce47">
            <text:p>83,2%</text:p>
          </table:table-cell>
          <table:table-cell office:value-type="float" office:value="90847" table:style-name="ce46">
            <text:p>90.847</text:p>
          </table:table-cell>
          <table:table-cell office:value-type="percentage" office:value="0.80168549241087184" table:style-name="ce47">
            <text:p>80,2%</text:p>
          </table:table-cell>
          <table:table-cell office:value-type="float" office:value="75261" table:style-name="ce46">
            <text:p>75.261</text:p>
          </table:table-cell>
          <table:table-cell office:value-type="percentage" office:value="0.88803539823008848" table:style-name="ce47">
            <text:p>88,8%</text:p>
          </table:table-cell>
          <table:table-cell office:value-type="float" office:value="886953" table:style-name="ce46">
            <text:p>886.95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26912108508475" table:style-name="ce47">
            <text:p>93,0%</text:p>
          </table:table-cell>
          <table:table-cell office:value-type="percentage" office:value="0.83361262872572695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51" table:style-name="ce46">
            <text:p>240.851</text:p>
          </table:table-cell>
          <table:table-cell office:value-type="percentage" office:value="1" table:style-name="ce47">
            <text:p>100,0%</text:p>
          </table:table-cell>
          <table:table-cell office:value-type="float" office:value="290264" table:style-name="ce46">
            <text:p>290.264</text:p>
          </table:table-cell>
          <table:table-cell office:value-type="percentage" office:value="1" table:style-name="ce47">
            <text:p>100,0%</text:p>
          </table:table-cell>
          <table:table-cell office:value-type="float" office:value="345302" table:style-name="ce46">
            <text:p>345.302</text:p>
          </table:table-cell>
          <table:table-cell office:value-type="percentage" office:value="0.9953160174907113" table:style-name="ce47">
            <text:p>99,5%</text:p>
          </table:table-cell>
          <table:table-cell office:value-type="float" office:value="389451" table:style-name="ce46">
            <text:p>389.451</text:p>
          </table:table-cell>
          <table:table-cell office:value-type="percentage" office:value="0.95950124295065897" table:style-name="ce47">
            <text:p>96,0%</text:p>
          </table:table-cell>
          <table:table-cell office:value-type="float" office:value="405987" table:style-name="ce46">
            <text:p>405.987</text:p>
          </table:table-cell>
          <table:table-cell office:value-type="percentage" office:value="0.91599224765974541" table:style-name="ce47">
            <text:p>91,6%</text:p>
          </table:table-cell>
          <table:table-cell office:value-type="float" office:value="260973" table:style-name="ce46">
            <text:p>260.973</text:p>
          </table:table-cell>
          <table:table-cell office:value-type="percentage" office:value="0.80694664324939391" table:style-name="ce47">
            <text:p>80,7%</text:p>
          </table:table-cell>
          <table:table-cell office:value-type="float" office:value="195301" table:style-name="ce46">
            <text:p>195.301</text:p>
          </table:table-cell>
          <table:table-cell office:value-type="percentage" office:value="0.84552842008650064" table:style-name="ce47">
            <text:p>84,6%</text:p>
          </table:table-cell>
          <table:table-cell office:value-type="float" office:value="166562" table:style-name="ce46">
            <text:p>166.562</text:p>
          </table:table-cell>
          <table:table-cell office:value-type="percentage" office:value="0.92530846022654678" table:style-name="ce47">
            <text:p>92,5%</text:p>
          </table:table-cell>
          <table:table-cell office:value-type="float" office:value="2294691" table:style-name="ce46">
            <text:p>2.294.69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489256658288844" table:style-name="ce47">
            <text:p>93,5%</text:p>
          </table:table-cell>
          <table:table-cell office:value-type="percentage" office:value="0.84931336999258644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68" table:style-name="ce46">
            <text:p>28.568</text:p>
          </table:table-cell>
          <table:table-cell office:value-type="percentage" office:value="1" table:style-name="ce47">
            <text:p>100,0%</text:p>
          </table:table-cell>
          <table:table-cell office:value-type="float" office:value="37528" table:style-name="ce46">
            <text:p>37.528</text:p>
          </table:table-cell>
          <table:table-cell office:value-type="percentage" office:value="0.9949626173179914" table:style-name="ce47">
            <text:p>99,5%</text:p>
          </table:table-cell>
          <table:table-cell office:value-type="float" office:value="44835" table:style-name="ce46">
            <text:p>44.835</text:p>
          </table:table-cell>
          <table:table-cell office:value-type="percentage" office:value="0.940647029204431" table:style-name="ce47">
            <text:p>94,1%</text:p>
          </table:table-cell>
          <table:table-cell office:value-type="float" office:value="46913" table:style-name="ce46">
            <text:p>46.913</text:p>
          </table:table-cell>
          <table:table-cell office:value-type="percentage" office:value="0.88603698037660306" table:style-name="ce47">
            <text:p>88,6%</text:p>
          </table:table-cell>
          <table:table-cell office:value-type="float" office:value="30587" table:style-name="ce46">
            <text:p>30.587</text:p>
          </table:table-cell>
          <table:table-cell office:value-type="percentage" office:value="0.77791907220427781" table:style-name="ce47">
            <text:p>77,8%</text:p>
          </table:table-cell>
          <table:table-cell office:value-type="float" office:value="23465" table:style-name="ce46">
            <text:p>23.465</text:p>
          </table:table-cell>
          <table:table-cell office:value-type="percentage" office:value="0.77040514807275595" table:style-name="ce47">
            <text:p>77,0%</text:p>
          </table:table-cell>
          <table:table-cell office:value-type="float" office:value="21459" table:style-name="ce46">
            <text:p>21.459</text:p>
          </table:table-cell>
          <table:table-cell office:value-type="percentage" office:value="0.84047469841767197" table:style-name="ce47">
            <text:p>84,0%</text:p>
          </table:table-cell>
          <table:table-cell office:value-type="float" office:value="256529" table:style-name="ce46">
            <text:p>256.52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336655280487377" table:style-name="ce47">
            <text:p>90,3%</text:p>
          </table:table-cell>
          <table:table-cell office:value-type="percentage" office:value="0.80186862719355823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514" table:style-name="ce46">
            <text:p>371.514</text:p>
          </table:table-cell>
          <table:table-cell office:value-type="percentage" office:value="1" table:style-name="ce47">
            <text:p>100,0%</text:p>
          </table:table-cell>
          <table:table-cell office:value-type="float" office:value="509704" table:style-name="ce46">
            <text:p>509.704</text:p>
          </table:table-cell>
          <table:table-cell office:value-type="percentage" office:value="0.9688698128235006" table:style-name="ce47">
            <text:p>96,9%</text:p>
          </table:table-cell>
          <table:table-cell office:value-type="float" office:value="678294" table:style-name="ce46">
            <text:p>678.294</text:p>
          </table:table-cell>
          <table:table-cell office:value-type="percentage" office:value="0.96441322123689965" table:style-name="ce47">
            <text:p>96,4%</text:p>
          </table:table-cell>
          <table:table-cell office:value-type="float" office:value="936322" table:style-name="ce46">
            <text:p>936.322</text:p>
          </table:table-cell>
          <table:table-cell office:value-type="percentage" office:value="0.96251887625503318" table:style-name="ce47">
            <text:p>96,3%</text:p>
          </table:table-cell>
          <table:table-cell office:value-type="float" office:value="1018799" table:style-name="ce46">
            <text:p>1.018.799</text:p>
          </table:table-cell>
          <table:table-cell office:value-type="percentage" office:value="0.87377730663970199" table:style-name="ce47">
            <text:p>87,4%</text:p>
          </table:table-cell>
          <table:table-cell office:value-type="float" office:value="731805" table:style-name="ce46">
            <text:p>731.805</text:p>
          </table:table-cell>
          <table:table-cell office:value-type="percentage" office:value="0.77061307442820437" table:style-name="ce47">
            <text:p>77,1%</text:p>
          </table:table-cell>
          <table:table-cell office:value-type="float" office:value="583812" table:style-name="ce46">
            <text:p>583.812</text:p>
          </table:table-cell>
          <table:table-cell office:value-type="percentage" office:value="0.78630526280346136" table:style-name="ce47">
            <text:p>78,6%</text:p>
          </table:table-cell>
          <table:table-cell office:value-type="float" office:value="447558" table:style-name="ce46">
            <text:p>447.558</text:p>
          </table:table-cell>
          <table:table-cell office:value-type="percentage" office:value="0.80853485372383671" table:style-name="ce47">
            <text:p>80,9%</text:p>
          </table:table-cell>
          <table:table-cell office:value-type="float" office:value="5277808" table:style-name="ce46">
            <text:p>5.277.80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288116786777782" table:style-name="ce47">
            <text:p>88,3%</text:p>
          </table:table-cell>
          <table:table-cell office:value-type="percentage" office:value="0.778450617473327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0" table:style-name="ce46">
            <text:p>73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1" table:style-name="ce46">
            <text:p>102.551</text:p>
          </table:table-cell>
          <table:table-cell office:value-type="percentage" office:value="0.99661804293530554" table:style-name="ce47">
            <text:p>99,7%</text:p>
          </table:table-cell>
          <table:table-cell office:value-type="float" office:value="145983" table:style-name="ce46">
            <text:p>145.983</text:p>
          </table:table-cell>
          <table:table-cell office:value-type="percentage" office:value="0.9936967782777093" table:style-name="ce47">
            <text:p>99,4%</text:p>
          </table:table-cell>
          <table:table-cell office:value-type="float" office:value="205193" table:style-name="ce46">
            <text:p>205.193</text:p>
          </table:table-cell>
          <table:table-cell office:value-type="percentage" office:value="0.96219098173087747" table:style-name="ce47">
            <text:p>96,2%</text:p>
          </table:table-cell>
          <table:table-cell office:value-type="float" office:value="227477" table:style-name="ce46">
            <text:p>227.477</text:p>
          </table:table-cell>
          <table:table-cell office:value-type="percentage" office:value="0.89502551572453248" table:style-name="ce47">
            <text:p>89,5%</text:p>
          </table:table-cell>
          <table:table-cell office:value-type="float" office:value="162613" table:style-name="ce46">
            <text:p>162.613</text:p>
          </table:table-cell>
          <table:table-cell office:value-type="percentage" office:value="0.77804146351966241" table:style-name="ce47">
            <text:p>77,8%</text:p>
          </table:table-cell>
          <table:table-cell office:value-type="float" office:value="135461" table:style-name="ce46">
            <text:p>135.461</text:p>
          </table:table-cell>
          <table:table-cell office:value-type="percentage" office:value="0.78643003111792298" table:style-name="ce47">
            <text:p>78,6%</text:p>
          </table:table-cell>
          <table:table-cell office:value-type="float" office:value="116376" table:style-name="ce46">
            <text:p>116.376</text:p>
          </table:table-cell>
          <table:table-cell office:value-type="percentage" office:value="0.82016152902871153" table:style-name="ce47">
            <text:p>82,0%</text:p>
          </table:table-cell>
          <table:table-cell office:value-type="float" office:value="1168894" table:style-name="ce46">
            <text:p>1.168.89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219219058770194" table:style-name="ce47">
            <text:p>89,2%</text:p>
          </table:table-cell>
          <table:table-cell office:value-type="percentage" office:value="0.77346119208523267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8" table:style-name="ce46">
            <text:p>42.138</text:p>
          </table:table-cell>
          <table:table-cell office:value-type="percentage" office:value="1" table:style-name="ce47">
            <text:p>100,0%</text:p>
          </table:table-cell>
          <table:table-cell office:value-type="float" office:value="55771" table:style-name="ce46">
            <text:p>55.771</text:p>
          </table:table-cell>
          <table:table-cell office:value-type="percentage" office:value="0.99962360195010036" table:style-name="ce47">
            <text:p>100,0%</text:p>
          </table:table-cell>
          <table:table-cell office:value-type="float" office:value="71770" table:style-name="ce46">
            <text:p>71.770</text:p>
          </table:table-cell>
          <table:table-cell office:value-type="percentage" office:value="0.97191376415145436" table:style-name="ce47">
            <text:p>97,2%</text:p>
          </table:table-cell>
          <table:table-cell office:value-type="float" office:value="91417" table:style-name="ce46">
            <text:p>91.417</text:p>
          </table:table-cell>
          <table:table-cell office:value-type="percentage" office:value="0.94542577615984447" table:style-name="ce47">
            <text:p>94,5%</text:p>
          </table:table-cell>
          <table:table-cell office:value-type="float" office:value="94703" table:style-name="ce46">
            <text:p>94.703</text:p>
          </table:table-cell>
          <table:table-cell office:value-type="percentage" office:value="0.87686339141867742" table:style-name="ce47">
            <text:p>87,7%</text:p>
          </table:table-cell>
          <table:table-cell office:value-type="float" office:value="63255" table:style-name="ce46">
            <text:p>63.255</text:p>
          </table:table-cell>
          <table:table-cell office:value-type="percentage" office:value="0.77765210656372552" table:style-name="ce47">
            <text:p>77,8%</text:p>
          </table:table-cell>
          <table:table-cell office:value-type="float" office:value="55934" table:style-name="ce46">
            <text:p>55.934</text:p>
          </table:table-cell>
          <table:table-cell office:value-type="percentage" office:value="0.82102543778531267" table:style-name="ce47">
            <text:p>82,1%</text:p>
          </table:table-cell>
          <table:table-cell office:value-type="float" office:value="48639" table:style-name="ce46">
            <text:p>48.639</text:p>
          </table:table-cell>
          <table:table-cell office:value-type="percentage" office:value="0.86257714407320707" table:style-name="ce47">
            <text:p>86,3%</text:p>
          </table:table-cell>
          <table:table-cell office:value-type="float" office:value="523627" table:style-name="ce46">
            <text:p>523.62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070249796165502" table:style-name="ce47">
            <text:p>90,1%</text:p>
          </table:table-cell>
          <table:table-cell office:value-type="percentage" office:value="0.79193795495139874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90" table:style-name="ce46">
            <text:p>161.990</text:p>
          </table:table-cell>
          <table:table-cell office:value-type="percentage" office:value="1.0255777144666034" table:style-name="ce47">
            <text:p>102,6%</text:p>
          </table:table-cell>
          <table:table-cell office:value-type="float" office:value="212277" table:style-name="ce46">
            <text:p>212.277</text:p>
          </table:table-cell>
          <table:table-cell office:value-type="percentage" office:value="0.99622678699649425" table:style-name="ce47">
            <text:p>99,6%</text:p>
          </table:table-cell>
          <table:table-cell office:value-type="float" office:value="273533" table:style-name="ce46">
            <text:p>273.533</text:p>
          </table:table-cell>
          <table:table-cell office:value-type="percentage" office:value="0.97648856378896109" table:style-name="ce47">
            <text:p>97,6%</text:p>
          </table:table-cell>
          <table:table-cell office:value-type="float" office:value="321034" table:style-name="ce46">
            <text:p>321.034</text:p>
          </table:table-cell>
          <table:table-cell office:value-type="percentage" office:value="0.94428152492668627" table:style-name="ce47">
            <text:p>94,4%</text:p>
          </table:table-cell>
          <table:table-cell office:value-type="float" office:value="316876" table:style-name="ce46">
            <text:p>316.876</text:p>
          </table:table-cell>
          <table:table-cell office:value-type="percentage" office:value="0.87502657863271227" table:style-name="ce47">
            <text:p>87,5%</text:p>
          </table:table-cell>
          <table:table-cell office:value-type="float" office:value="199043" table:style-name="ce46">
            <text:p>199.043</text:p>
          </table:table-cell>
          <table:table-cell office:value-type="percentage" office:value="0.76395451038792062" table:style-name="ce47">
            <text:p>76,4%</text:p>
          </table:table-cell>
          <table:table-cell office:value-type="float" office:value="160785" table:style-name="ce46">
            <text:p>160.785</text:p>
          </table:table-cell>
          <table:table-cell office:value-type="percentage" office:value="0.79780582928935073" table:style-name="ce47">
            <text:p>79,8%</text:p>
          </table:table-cell>
          <table:table-cell office:value-type="float" office:value="144809" table:style-name="ce46">
            <text:p>144.809</text:p>
          </table:table-cell>
          <table:table-cell office:value-type="percentage" office:value="0.85886030153138082" table:style-name="ce47">
            <text:p>85,9%</text:p>
          </table:table-cell>
          <table:table-cell office:value-type="float" office:value="1790347" table:style-name="ce46">
            <text:p>1.790.347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241856746892424" table:style-name="ce47">
            <text:p>90,2%</text:p>
          </table:table-cell>
          <table:table-cell office:value-type="percentage" office:value="0.80627956535993628" table:style-name="ce47">
            <text:p>8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1" table:style-name="ce46">
            <text:p>2.371</text:p>
          </table:table-cell>
          <table:table-cell office:value-type="percentage" office:value="0.91017274472168908" table:style-name="ce47">
            <text:p>91,0%</text:p>
          </table:table-cell>
          <table:table-cell office:value-type="float" office:value="3846" table:style-name="ce46">
            <text:p>3.846</text:p>
          </table:table-cell>
          <table:table-cell office:value-type="percentage" office:value="0.89069013432144506" table:style-name="ce47">
            <text:p>89,1%</text:p>
          </table:table-cell>
          <table:table-cell office:value-type="float" office:value="7530" table:style-name="ce46">
            <text:p>7.530</text:p>
          </table:table-cell>
          <table:table-cell office:value-type="percentage" office:value="0.95838106147384494" table:style-name="ce47">
            <text:p>95,8%</text:p>
          </table:table-cell>
          <table:table-cell office:value-type="float" office:value="10478" table:style-name="ce46">
            <text:p>10.478</text:p>
          </table:table-cell>
          <table:table-cell office:value-type="percentage" office:value="0.90671512634129459" table:style-name="ce47">
            <text:p>90,7%</text:p>
          </table:table-cell>
          <table:table-cell office:value-type="float" office:value="10956" table:style-name="ce46">
            <text:p>10.956</text:p>
          </table:table-cell>
          <table:table-cell office:value-type="percentage" office:value="0.86663502610346466" table:style-name="ce47">
            <text:p>86,7%</text:p>
          </table:table-cell>
          <table:table-cell office:value-type="float" office:value="8920" table:style-name="ce46">
            <text:p>8.920</text:p>
          </table:table-cell>
          <table:table-cell office:value-type="percentage" office:value="0.74995796199764586" table:style-name="ce47">
            <text:p>75,0%</text:p>
          </table:table-cell>
          <table:table-cell office:value-type="float" office:value="8576" table:style-name="ce46">
            <text:p>8.576</text:p>
          </table:table-cell>
          <table:table-cell office:value-type="percentage" office:value="0.78198231056806788" table:style-name="ce47">
            <text:p>78,2%</text:p>
          </table:table-cell>
          <table:table-cell office:value-type="float" office:value="7884" table:style-name="ce46">
            <text:p>7.884</text:p>
          </table:table-cell>
          <table:table-cell office:value-type="percentage" office:value="0.86390532544378695" table:style-name="ce47">
            <text:p>86,4%</text:p>
          </table:table-cell>
          <table:table-cell office:value-type="float" office:value="60561" table:style-name="ce46">
            <text:p>60.56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339251743817379" table:style-name="ce47">
            <text:p>85,3%</text:p>
          </table:table-cell>
          <table:table-cell office:value-type="percentage" office:value="0.71923469751312319" table:style-name="ce47">
            <text:p>7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1" table:style-name="ce46">
            <text:p>1.971</text:p>
          </table:table-cell>
          <table:table-cell office:value-type="percentage" office:value="0.83908045977011492" table:style-name="ce47">
            <text:p>83,9%</text:p>
          </table:table-cell>
          <table:table-cell office:value-type="float" office:value="3262" table:style-name="ce46">
            <text:p>3.262</text:p>
          </table:table-cell>
          <table:table-cell office:value-type="percentage" office:value="0.87033084311632869" table:style-name="ce47">
            <text:p>87,0%</text:p>
          </table:table-cell>
          <table:table-cell office:value-type="float" office:value="7053" table:style-name="ce46">
            <text:p>7.053</text:p>
          </table:table-cell>
          <table:table-cell office:value-type="percentage" office:value="0.90111153698735147" table:style-name="ce47">
            <text:p>90,1%</text:p>
          </table:table-cell>
          <table:table-cell office:value-type="float" office:value="9530" table:style-name="ce46">
            <text:p>9.530</text:p>
          </table:table-cell>
          <table:table-cell office:value-type="percentage" office:value="0.84343747234268518" table:style-name="ce47">
            <text:p>84,3%</text:p>
          </table:table-cell>
          <table:table-cell office:value-type="float" office:value="9897" table:style-name="ce46">
            <text:p>9.897</text:p>
          </table:table-cell>
          <table:table-cell office:value-type="percentage" office:value="0.82461256457257126" table:style-name="ce47">
            <text:p>82,5%</text:p>
          </table:table-cell>
          <table:table-cell office:value-type="float" office:value="8384" table:style-name="ce46">
            <text:p>8.384</text:p>
          </table:table-cell>
          <table:table-cell office:value-type="percentage" office:value="0.69100799472512986" table:style-name="ce47">
            <text:p>69,1%</text:p>
          </table:table-cell>
          <table:table-cell office:value-type="float" office:value="8226" table:style-name="ce46">
            <text:p>8.226</text:p>
          </table:table-cell>
          <table:table-cell office:value-type="percentage" office:value="0.68578574406002502" table:style-name="ce47">
            <text:p>68,6%</text:p>
          </table:table-cell>
          <table:table-cell office:value-type="float" office:value="7447" table:style-name="ce46">
            <text:p>7.447</text:p>
          </table:table-cell>
          <table:table-cell office:value-type="percentage" office:value="0.77783580530603713" table:style-name="ce47">
            <text:p>77,8%</text:p>
          </table:table-cell>
          <table:table-cell office:value-type="float" office:value="55770" table:style-name="ce46">
            <text:p>55.77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630140849041974" table:style-name="ce47">
            <text:p>78,6%</text:p>
          </table:table-cell>
          <table:table-cell office:value-type="percentage" office:value="0.6404749873673572" table:style-name="ce47">
            <text:p>64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0" table:style-name="ce46">
            <text:p>3.530</text:p>
          </table:table-cell>
          <table:table-cell office:value-type="string" table:style-name="ce47">
            <text:p>-</text:p>
          </table:table-cell>
          <table:table-cell office:value-type="float" office:value="9173" table:style-name="ce46">
            <text:p>9.173</text:p>
          </table:table-cell>
          <table:table-cell office:value-type="string" table:style-name="ce47">
            <text:p>-</text:p>
          </table:table-cell>
          <table:table-cell office:value-type="float" office:value="21301" table:style-name="ce46">
            <text:p>21.301</text:p>
          </table:table-cell>
          <table:table-cell office:value-type="string" table:style-name="ce47">
            <text:p>-</text:p>
          </table:table-cell>
          <table:table-cell office:value-type="float" office:value="30863" table:style-name="ce46">
            <text:p>30.863</text:p>
          </table:table-cell>
          <table:table-cell office:value-type="string" table:style-name="ce47">
            <text:p>-</text:p>
          </table:table-cell>
          <table:table-cell office:value-type="float" office:value="22932" table:style-name="ce46">
            <text:p>22.932</text:p>
          </table:table-cell>
          <table:table-cell office:value-type="string" table:style-name="ce47">
            <text:p>-</text:p>
          </table:table-cell>
          <table:table-cell office:value-type="float" office:value="1187" table:style-name="ce46">
            <text:p>1.187</text:p>
          </table:table-cell>
          <table:table-cell office:value-type="string" table:style-name="ce47">
            <text:p>-</text:p>
          </table:table-cell>
          <table:table-cell office:value-type="float" office:value="89028" table:style-name="ce46">
            <text:p>89.0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16" table:style-name="ce49">
            <text:p>716</text:p>
          </table:table-cell>
          <table:table-cell office:value-type="string" table:style-name="ce50">
            <text:p>-</text:p>
          </table:table-cell>
          <table:table-cell office:value-type="float" office:value="1371" table:style-name="ce49">
            <text:p>1.371</text:p>
          </table:table-cell>
          <table:table-cell office:value-type="string" table:style-name="ce50">
            <text:p>-</text:p>
          </table:table-cell>
          <table:table-cell office:value-type="float" office:value="1623" table:style-name="ce49">
            <text:p>1.623</text:p>
          </table:table-cell>
          <table:table-cell office:value-type="string" table:style-name="ce50">
            <text:p>-</text:p>
          </table:table-cell>
          <table:table-cell office:value-type="float" office:value="1334" table:style-name="ce49">
            <text:p>1.334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506" table:style-name="ce49">
            <text:p>5.50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8650" table:style-name="ce53">
            <text:p>2.908.650</text:p>
          </table:table-cell>
          <table:table-cell office:value-type="percentage" office:value="1" table:style-name="ce54">
            <text:p>100,0%</text:p>
          </table:table-cell>
          <table:table-cell office:value-type="float" office:value="3924113" table:style-name="ce53">
            <text:p>3.924.113</text:p>
          </table:table-cell>
          <table:table-cell office:value-type="percentage" office:value="0.99092636573574289" table:style-name="ce54">
            <text:p>99,1%</text:p>
          </table:table-cell>
          <table:table-cell office:value-type="float" office:value="5224329" table:style-name="ce53">
            <text:p>5.224.329</text:p>
          </table:table-cell>
          <table:table-cell office:value-type="percentage" office:value="0.97889126934190951" table:style-name="ce54">
            <text:p>97,9%</text:p>
          </table:table-cell>
          <table:table-cell office:value-type="float" office:value="6631387" table:style-name="ce53">
            <text:p>6.631.387</text:p>
          </table:table-cell>
          <table:table-cell office:value-type="percentage" office:value="0.94285489640291498" table:style-name="ce54">
            <text:p>94,3%</text:p>
          </table:table-cell>
          <table:table-cell office:value-type="float" office:value="6900635" table:style-name="ce53">
            <text:p>6.900.635</text:p>
          </table:table-cell>
          <table:table-cell office:value-type="percentage" office:value="0.87441269266829347" table:style-name="ce54">
            <text:p>87,4%</text:p>
          </table:table-cell>
          <table:table-cell office:value-type="float" office:value="4806083" table:style-name="ce53">
            <text:p>4.806.083</text:p>
          </table:table-cell>
          <table:table-cell office:value-type="percentage" office:value="0.77139199502825095" table:style-name="ce54">
            <text:p>77,1%</text:p>
          </table:table-cell>
          <table:table-cell office:value-type="float" office:value="3886807" table:style-name="ce53">
            <text:p>3.886.807</text:p>
          </table:table-cell>
          <table:table-cell office:value-type="percentage" office:value="0.78606470845198029" table:style-name="ce54">
            <text:p>78,6%</text:p>
          </table:table-cell>
          <table:table-cell office:value-type="float" office:value="3265522" table:style-name="ce53">
            <text:p>3.265.522</text:p>
          </table:table-cell>
          <table:table-cell office:value-type="percentage" office:value="0.83974946807224859" table:style-name="ce54">
            <text:p>84,0%</text:p>
          </table:table-cell>
          <table:table-cell office:value-type="float" office:value="37547526" table:style-name="ce53">
            <text:p>37.547.52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144539933651679" table:style-name="ce54">
            <text:p>89,1%</text:p>
          </table:table-cell>
          <table:table-cell office:value-type="percentage" office:value="0.79129392879508131" table:style-name="ce54">
            <text:p>79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22T13:52:51Z</dc:date>
  </office:meta>
</office:document-meta>
</file>